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92D05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BA067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fo:color="#9BC2E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E5AB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6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60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486800" table:style-name="ce7">
            <text:p>10.486.800</text:p>
          </table:table-cell>
          <table:table-cell office:value-type="float" office:value="264000" table:style-name="ce7">
            <text:p>264.000</text:p>
          </table:table-cell>
          <table:table-cell office:value-type="float" office:value="2419500" table:style-name="ce7">
            <text:p>2.4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5041000" table:style-name="ce9">
            <text:p>15.041.000</text:p>
          </table:table-cell>
          <table:table-cell office:value-type="float" office:value="15159602" table:style-name="ce9">
            <text:p>15.159.602</text:p>
          </table:table-cell>
          <table:table-cell office:value-type="percentage" office:value="1" table:style-name="ce10">
            <text:p>100,0%</text:p>
          </table:table-cell>
          <table:table-cell office:value-type="float" office:value="7151112" table:style-name="ce8">
            <text:p>7.151.112</text:p>
          </table:table-cell>
          <table:table-cell office:value-type="float" office:value="6840041" table:style-name="ce8">
            <text:p>6.840.041</text:p>
          </table:table-cell>
          <table:table-cell office:value-type="float" office:value="1951623" table:style-name="ce8">
            <text:p>1.951.623</text:p>
          </table:table-cell>
          <table:table-cell office:value-type="date" office:date-value="2021-12-28T00:00:00" table:style-name="ce11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36000" table:style-name="ce7">
            <text:p>36.000</text:p>
          </table:table-cell>
          <table:table-cell office:value-type="float" office:value="368490" table:style-name="ce7">
            <text:p>36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399016" table:style-name="ce14">
            <text:p>2.399.016</text:p>
          </table:table-cell>
          <table:table-cell office:value-type="float" office:value="2431644" table:style-name="ce14">
            <text:p>2.431.644</text:p>
          </table:table-cell>
          <table:table-cell office:value-type="percentage" office:value="1" table:style-name="ce15">
            <text:p>100,0%</text:p>
          </table:table-cell>
          <table:table-cell office:value-type="float" office:value="1110767" table:style-name="ce13">
            <text:p>1.110.767</text:p>
          </table:table-cell>
          <table:table-cell office:value-type="float" office:value="1061789" table:style-name="ce13">
            <text:p>1.061.789</text:p>
          </table:table-cell>
          <table:table-cell office:value-type="float" office:value="391696" table:style-name="ce13">
            <text:p>391.696</text:p>
          </table:table-cell>
          <table:table-cell office:value-type="date" office:date-value="2021-12-28T00:00:00" table:style-name="ce16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47025" table:style-name="ce7">
            <text:p>1.447.025</text:p>
          </table:table-cell>
          <table:table-cell office:value-type="float" office:value="24000" table:style-name="ce7">
            <text:p>24.000</text:p>
          </table:table-cell>
          <table:table-cell office:value-type="float" office:value="391040" table:style-name="ce7">
            <text:p>39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125965" table:style-name="ce14">
            <text:p>2.125.965</text:p>
          </table:table-cell>
          <table:table-cell office:value-type="float" office:value="2130181" table:style-name="ce14">
            <text:p>2.130.181</text:p>
          </table:table-cell>
          <table:table-cell office:value-type="percentage" office:value="1" table:style-name="ce15">
            <text:p>100,0%</text:p>
          </table:table-cell>
          <table:table-cell office:value-type="float" office:value="898319" table:style-name="ce13">
            <text:p>898.319</text:p>
          </table:table-cell>
          <table:table-cell office:value-type="float" office:value="868750" table:style-name="ce13">
            <text:p>868.750</text:p>
          </table:table-cell>
          <table:table-cell office:value-type="float" office:value="436920" table:style-name="ce13">
            <text:p>436.920</text:p>
          </table:table-cell>
          <table:table-cell office:value-type="date" office:date-value="2021-12-28T00:00:00" table:style-name="ce16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36000" table:style-name="ce7">
            <text:p>36.000</text:p>
          </table:table-cell>
          <table:table-cell office:value-type="float" office:value="467070" table:style-name="ce7">
            <text:p>467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2103774" table:style-name="ce14">
            <text:p>2.103.774</text:p>
          </table:table-cell>
          <table:table-cell office:value-type="float" office:value="1893798" table:style-name="ce14">
            <text:p>1.893.798</text:p>
          </table:table-cell>
          <table:table-cell office:value-type="percentage" office:value="0.90019079996235341" table:style-name="ce15">
            <text:p>90,0%</text:p>
          </table:table-cell>
          <table:table-cell office:value-type="float" office:value="894560" table:style-name="ce13">
            <text:p>894.560</text:p>
          </table:table-cell>
          <table:table-cell office:value-type="float" office:value="863615" table:style-name="ce13">
            <text:p>863.615</text:p>
          </table:table-cell>
          <table:table-cell office:value-type="float" office:value="236540" table:style-name="ce13">
            <text:p>236.540</text:p>
          </table:table-cell>
          <table:table-cell office:value-type="date" office:date-value="2021-12-28T00:00:00" table:style-name="ce16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503770" table:style-name="ce7">
            <text:p>2.503.770</text:p>
          </table:table-cell>
          <table:table-cell office:value-type="float" office:value="54000" table:style-name="ce7">
            <text:p>54.000</text:p>
          </table:table-cell>
          <table:table-cell office:value-type="float" office:value="624700" table:style-name="ce7">
            <text:p>6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771920" table:style-name="ce14">
            <text:p>3.771.920</text:p>
          </table:table-cell>
          <table:table-cell office:value-type="float" office:value="3742726" table:style-name="ce14">
            <text:p>3.742.726</text:p>
          </table:table-cell>
          <table:table-cell office:value-type="percentage" office:value="0.99226017518929355" table:style-name="ce15">
            <text:p>99,2%</text:p>
          </table:table-cell>
          <table:table-cell office:value-type="float" office:value="1748354" table:style-name="ce13">
            <text:p>1.748.354</text:p>
          </table:table-cell>
          <table:table-cell office:value-type="float" office:value="1661825" table:style-name="ce13">
            <text:p>1.661.825</text:p>
          </table:table-cell>
          <table:table-cell office:value-type="float" office:value="510018" table:style-name="ce13">
            <text:p>510.018</text:p>
          </table:table-cell>
          <table:table-cell office:value-type="date" office:date-value="2021-12-28T00:00:00" table:style-name="ce16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44305" table:style-name="ce7">
            <text:p>844.305</text:p>
          </table:table-cell>
          <table:table-cell office:value-type="float" office:value="18000" table:style-name="ce7">
            <text:p>18.000</text:p>
          </table:table-cell>
          <table:table-cell office:value-type="float" office:value="127900" table:style-name="ce7">
            <text:p>127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37605" table:style-name="ce14">
            <text:p>1.137.605</text:p>
          </table:table-cell>
          <table:table-cell office:value-type="float" office:value="1126407" table:style-name="ce14">
            <text:p>1.126.407</text:p>
          </table:table-cell>
          <table:table-cell office:value-type="percentage" office:value="0.99015651302517127" table:style-name="ce15">
            <text:p>99,0%</text:p>
          </table:table-cell>
          <table:table-cell office:value-type="float" office:value="503681" table:style-name="ce13">
            <text:p>503.681</text:p>
          </table:table-cell>
          <table:table-cell office:value-type="float" office:value="482597" table:style-name="ce13">
            <text:p>482.597</text:p>
          </table:table-cell>
          <table:table-cell office:value-type="float" office:value="185082" table:style-name="ce13">
            <text:p>185.082</text:p>
          </table:table-cell>
          <table:table-cell office:value-type="date" office:date-value="2021-12-28T00:00:00" table:style-name="ce16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393" table:style-name="ce7">
            <text:p>3.867.393</text:p>
          </table:table-cell>
          <table:table-cell office:value-type="float" office:value="54000" table:style-name="ce7">
            <text:p>5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0" table:style-name="ce13">
            <text:p>95.310</text:p>
          </table:table-cell>
          <table:table-cell office:value-type="float" office:value="5094443" table:style-name="ce14">
            <text:p>5.094.443</text:p>
          </table:table-cell>
          <table:table-cell office:value-type="float" office:value="4760557" table:style-name="ce14">
            <text:p>4.760.557</text:p>
          </table:table-cell>
          <table:table-cell office:value-type="percentage" office:value="0.93446074477621988" table:style-name="ce15">
            <text:p>93,4%</text:p>
          </table:table-cell>
          <table:table-cell office:value-type="float" office:value="2075148" table:style-name="ce13">
            <text:p>2.075.148</text:p>
          </table:table-cell>
          <table:table-cell office:value-type="float" office:value="1992155" table:style-name="ce13">
            <text:p>1.992.155</text:p>
          </table:table-cell>
          <table:table-cell office:value-type="float" office:value="917351" table:style-name="ce13">
            <text:p>917.351</text:p>
          </table:table-cell>
          <table:table-cell office:value-type="date" office:date-value="2021-12-28T00:00:00" table:style-name="ce16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531745" table:style-name="ce7">
            <text:p>2.531.745</text:p>
          </table:table-cell>
          <table:table-cell office:value-type="float" office:value="60000" table:style-name="ce7">
            <text:p>60.000</text:p>
          </table:table-cell>
          <table:table-cell office:value-type="float" office:value="751270" table:style-name="ce7">
            <text:p>75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818850" table:style-name="ce14">
            <text:p>3.818.850</text:p>
          </table:table-cell>
          <table:table-cell office:value-type="float" office:value="3687881" table:style-name="ce14">
            <text:p>3.687.881</text:p>
          </table:table-cell>
          <table:table-cell office:value-type="percentage" office:value="0.96570459693363186" table:style-name="ce15">
            <text:p>96,6%</text:p>
          </table:table-cell>
          <table:table-cell office:value-type="float" office:value="1690781" table:style-name="ce13">
            <text:p>1.690.781</text:p>
          </table:table-cell>
          <table:table-cell office:value-type="float" office:value="1578318" table:style-name="ce13">
            <text:p>1.578.318</text:p>
          </table:table-cell>
          <table:table-cell office:value-type="float" office:value="589756" table:style-name="ce13">
            <text:p>589.756</text:p>
          </table:table-cell>
          <table:table-cell office:value-type="date" office:date-value="2021-12-28T00:00:00" table:style-name="ce16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69700" table:style-name="ce7">
            <text:p>8.569.700</text:p>
          </table:table-cell>
          <table:table-cell office:value-type="float" office:value="234000" table:style-name="ce7">
            <text:p>234.000</text:p>
          </table:table-cell>
          <table:table-cell office:value-type="float" office:value="2654900" table:style-name="ce7">
            <text:p>2.6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3348650" table:style-name="ce14">
            <text:p>13.348.650</text:p>
          </table:table-cell>
          <table:table-cell office:value-type="float" office:value="13482456" table:style-name="ce14">
            <text:p>13.482.456</text:p>
          </table:table-cell>
          <table:table-cell office:value-type="percentage" office:value="1" table:style-name="ce15">
            <text:p>100,0%</text:p>
          </table:table-cell>
          <table:table-cell office:value-type="float" office:value="6274586" table:style-name="ce13">
            <text:p>6.274.586</text:p>
          </table:table-cell>
          <table:table-cell office:value-type="float" office:value="5979971" table:style-name="ce13">
            <text:p>5.979.971</text:p>
          </table:table-cell>
          <table:table-cell office:value-type="float" office:value="1975474" table:style-name="ce13">
            <text:p>1.975.474</text:p>
          </table:table-cell>
          <table:table-cell office:value-type="date" office:date-value="2021-12-28T00:00:00" table:style-name="ce16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256180" table:style-name="ce7">
            <text:p>6.256.180</text:p>
          </table:table-cell>
          <table:table-cell office:value-type="float" office:value="150000" table:style-name="ce7">
            <text:p>150.000</text:p>
          </table:table-cell>
          <table:table-cell office:value-type="float" office:value="1843650" table:style-name="ce7">
            <text:p>1.8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9326855" table:style-name="ce14">
            <text:p>9.326.855</text:p>
          </table:table-cell>
          <table:table-cell office:value-type="float" office:value="9213598" table:style-name="ce14">
            <text:p>9.213.598</text:p>
          </table:table-cell>
          <table:table-cell office:value-type="percentage" office:value="0.9878568928111352" table:style-name="ce15">
            <text:p>98,8%</text:p>
          </table:table-cell>
          <table:table-cell office:value-type="float" office:value="4242198" table:style-name="ce13">
            <text:p>4.242.198</text:p>
          </table:table-cell>
          <table:table-cell office:value-type="float" office:value="4054572" table:style-name="ce13">
            <text:p>4.054.572</text:p>
          </table:table-cell>
          <table:table-cell office:value-type="float" office:value="1381877" table:style-name="ce13">
            <text:p>1.381.877</text:p>
          </table:table-cell>
          <table:table-cell office:value-type="date" office:date-value="2021-12-28T00:00:00" table:style-name="ce16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64233" table:style-name="ce7">
            <text:p>1.464.233</text:p>
          </table:table-cell>
          <table:table-cell office:value-type="float" office:value="30000" table:style-name="ce7">
            <text:p>30.000</text:p>
          </table:table-cell>
          <table:table-cell office:value-type="float" office:value="231770" table:style-name="ce7">
            <text:p>23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1245" table:style-name="ce13">
            <text:p>41.245</text:p>
          </table:table-cell>
          <table:table-cell office:value-type="float" office:value="1949848" table:style-name="ce14">
            <text:p>1.949.848</text:p>
          </table:table-cell>
          <table:table-cell office:value-type="float" office:value="2073392" table:style-name="ce14">
            <text:p>2.073.392</text:p>
          </table:table-cell>
          <table:table-cell office:value-type="percentage" office:value="1" table:style-name="ce15">
            <text:p>100,0%</text:p>
          </table:table-cell>
          <table:table-cell office:value-type="float" office:value="930077" table:style-name="ce13">
            <text:p>930.077</text:p>
          </table:table-cell>
          <table:table-cell office:value-type="float" office:value="890022" table:style-name="ce13">
            <text:p>890.022</text:p>
          </table:table-cell>
          <table:table-cell office:value-type="float" office:value="344721" table:style-name="ce13">
            <text:p>344.721</text:p>
          </table:table-cell>
          <table:table-cell office:value-type="date" office:date-value="2021-12-28T00:00:00" table:style-name="ce16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60000" table:style-name="ce7">
            <text:p>60.000</text:p>
          </table:table-cell>
          <table:table-cell office:value-type="float" office:value="760000" table:style-name="ce7">
            <text:p>760.0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390679" table:style-name="ce14">
            <text:p>5.390.679</text:p>
          </table:table-cell>
          <table:table-cell office:value-type="float" office:value="5767742" table:style-name="ce14">
            <text:p>5.767.742</text:p>
          </table:table-cell>
          <table:table-cell office:value-type="percentage" office:value="1" table:style-name="ce15">
            <text:p>100,0%</text:p>
          </table:table-cell>
          <table:table-cell office:value-type="float" office:value="2380219" table:style-name="ce13">
            <text:p>2.380.219</text:p>
          </table:table-cell>
          <table:table-cell office:value-type="float" office:value="2301193" table:style-name="ce13">
            <text:p>2.301.193</text:p>
          </table:table-cell>
          <table:table-cell office:value-type="float" office:value="1303894" table:style-name="ce13">
            <text:p>1.303.894</text:p>
          </table:table-cell>
          <table:table-cell office:value-type="date" office:date-value="2021-12-28T00:00:00" table:style-name="ce16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12000" table:style-name="ce7">
            <text:p>12.000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93305" table:style-name="ce14">
            <text:p>593.305</text:p>
          </table:table-cell>
          <table:table-cell office:value-type="float" office:value="589243" table:style-name="ce14">
            <text:p>589.243</text:p>
          </table:table-cell>
          <table:table-cell office:value-type="percentage" office:value="0.993153605649708" table:style-name="ce15">
            <text:p>99,3%</text:p>
          </table:table-cell>
          <table:table-cell office:value-type="float" office:value="269204" table:style-name="ce13">
            <text:p>269.204</text:p>
          </table:table-cell>
          <table:table-cell office:value-type="float" office:value="258004" table:style-name="ce13">
            <text:p>258.004</text:p>
          </table:table-cell>
          <table:table-cell office:value-type="float" office:value="97624" table:style-name="ce13">
            <text:p>97.624</text:p>
          </table:table-cell>
          <table:table-cell office:value-type="date" office:date-value="2021-12-28T00:00:00" table:style-name="ce16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228535" table:style-name="ce7">
            <text:p>8.228.535</text:p>
          </table:table-cell>
          <table:table-cell office:value-type="float" office:value="204000" table:style-name="ce7">
            <text:p>204.000</text:p>
          </table:table-cell>
          <table:table-cell office:value-type="float" office:value="2120800" table:style-name="ce7">
            <text:p>2.1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096885" table:style-name="ce14">
            <text:p>12.096.885</text:p>
          </table:table-cell>
          <table:table-cell office:value-type="float" office:value="11735451" table:style-name="ce14">
            <text:p>11.735.451</text:p>
          </table:table-cell>
          <table:table-cell office:value-type="percentage" office:value="0.97012172968495614" table:style-name="ce15">
            <text:p>97,0%</text:p>
          </table:table-cell>
          <table:table-cell office:value-type="float" office:value="5535930" table:style-name="ce13">
            <text:p>5.535.930</text:p>
          </table:table-cell>
          <table:table-cell office:value-type="float" office:value="5298888" table:style-name="ce13">
            <text:p>5.298.888</text:p>
          </table:table-cell>
          <table:table-cell office:value-type="float" office:value="1791375" table:style-name="ce13">
            <text:p>1.791.375</text:p>
          </table:table-cell>
          <table:table-cell office:value-type="date" office:date-value="2021-12-28T00:00:00" table:style-name="ce16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8000" table:style-name="ce7">
            <text:p>48.000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55175" table:style-name="ce14">
            <text:p>2.555.175</text:p>
          </table:table-cell>
          <table:table-cell office:value-type="float" office:value="2637821" table:style-name="ce14">
            <text:p>2.637.821</text:p>
          </table:table-cell>
          <table:table-cell office:value-type="percentage" office:value="1" table:style-name="ce15">
            <text:p>100,0%</text:p>
          </table:table-cell>
          <table:table-cell office:value-type="float" office:value="1247495" table:style-name="ce13">
            <text:p>1.247.495</text:p>
          </table:table-cell>
          <table:table-cell office:value-type="float" office:value="1187609" table:style-name="ce13">
            <text:p>1.187.609</text:p>
          </table:table-cell>
          <table:table-cell office:value-type="float" office:value="335770" table:style-name="ce13">
            <text:p>335.770</text:p>
          </table:table-cell>
          <table:table-cell office:value-type="date" office:date-value="2021-12-28T00:00:00" table:style-name="ce16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22075" table:style-name="ce7">
            <text:p>822.075</text:p>
          </table:table-cell>
          <table:table-cell office:value-type="float" office:value="18000" table:style-name="ce7">
            <text:p>18.000</text:p>
          </table:table-cell>
          <table:table-cell office:value-type="float" office:value="226500" table:style-name="ce7">
            <text:p>226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226925" table:style-name="ce14">
            <text:p>1.226.925</text:p>
          </table:table-cell>
          <table:table-cell office:value-type="float" office:value="1204767" table:style-name="ce14">
            <text:p>1.204.767</text:p>
          </table:table-cell>
          <table:table-cell office:value-type="percentage" office:value="0.98194021639464513" table:style-name="ce15">
            <text:p>98,2%</text:p>
          </table:table-cell>
          <table:table-cell office:value-type="float" office:value="548989" table:style-name="ce13">
            <text:p>548.989</text:p>
          </table:table-cell>
          <table:table-cell office:value-type="float" office:value="527142" table:style-name="ce13">
            <text:p>527.142</text:p>
          </table:table-cell>
          <table:table-cell office:value-type="float" office:value="198910" table:style-name="ce13">
            <text:p>198.910</text:p>
          </table:table-cell>
          <table:table-cell office:value-type="date" office:date-value="2021-12-28T00:00:00" table:style-name="ce16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842920" table:style-name="ce7">
            <text:p>2.842.920</text:p>
          </table:table-cell>
          <table:table-cell office:value-type="float" office:value="60000" table:style-name="ce7">
            <text:p>60.000</text:p>
          </table:table-cell>
          <table:table-cell office:value-type="float" office:value="742900" table:style-name="ce7">
            <text:p>742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191320" table:style-name="ce14">
            <text:p>4.191.320</text:p>
          </table:table-cell>
          <table:table-cell office:value-type="float" office:value="4141870" table:style-name="ce14">
            <text:p>4.141.870</text:p>
          </table:table-cell>
          <table:table-cell office:value-type="percentage" office:value="0.98820180754511711" table:style-name="ce15">
            <text:p>98,8%</text:p>
          </table:table-cell>
          <table:table-cell office:value-type="float" office:value="1886078" table:style-name="ce13">
            <text:p>1.886.078</text:p>
          </table:table-cell>
          <table:table-cell office:value-type="float" office:value="1800706" table:style-name="ce13">
            <text:p>1.800.706</text:p>
          </table:table-cell>
          <table:table-cell office:value-type="float" office:value="696561" table:style-name="ce13">
            <text:p>696.561</text:p>
          </table:table-cell>
          <table:table-cell office:value-type="date" office:date-value="2021-12-28T00:00:00" table:style-name="ce16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6000" table:style-name="ce7">
            <text:p>6.00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8225" table:style-name="ce14">
            <text:p>148.225</text:p>
          </table:table-cell>
          <table:table-cell office:value-type="float" office:value="133866" table:style-name="ce14">
            <text:p>133.866</text:p>
          </table:table-cell>
          <table:table-cell office:value-type="percentage" office:value="0.90312700286726266" table:style-name="ce15">
            <text:p>90,3%</text:p>
          </table:table-cell>
          <table:table-cell office:value-type="float" office:value="65789" table:style-name="ce13">
            <text:p>65.789</text:p>
          </table:table-cell>
          <table:table-cell office:value-type="float" office:value="61122" table:style-name="ce13">
            <text:p>61.122</text:p>
          </table:table-cell>
          <table:table-cell office:value-type="float" office:value="15114" table:style-name="ce13">
            <text:p>15.114</text:p>
          </table:table-cell>
          <table:table-cell office:value-type="date" office:date-value="2021-12-28T00:00:00" table:style-name="ce16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6000" table:style-name="ce7">
            <text:p>6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7100" table:style-name="ce14">
            <text:p>147.100</text:p>
          </table:table-cell>
          <table:table-cell office:value-type="float" office:value="128780" table:style-name="ce14">
            <text:p>128.780</text:p>
          </table:table-cell>
          <table:table-cell office:value-type="percentage" office:value="0.87545887151597557" table:style-name="ce15">
            <text:p>87,5%</text:p>
          </table:table-cell>
          <table:table-cell office:value-type="float" office:value="63492" table:style-name="ce13">
            <text:p>63.492</text:p>
          </table:table-cell>
          <table:table-cell office:value-type="float" office:value="58290" table:style-name="ce13">
            <text:p>58.290</text:p>
          </table:table-cell>
          <table:table-cell office:value-type="float" office:value="17978" table:style-name="ce13">
            <text:p>17.978</text:p>
          </table:table-cell>
          <table:table-cell office:value-type="date" office:date-value="2021-12-28T00:00:00" table:style-name="ce17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85010" table:style-name="ce14">
            <text:p>185.010</text:p>
          </table:table-cell>
          <table:table-cell office:value-type="percentage" office:value="0.87171006134622453" table:style-name="ce15">
            <text:p>87,2%</text:p>
          </table:table-cell>
          <table:table-cell office:value-type="float" office:value="95301" table:style-name="ce13">
            <text:p>95.301</text:p>
          </table:table-cell>
          <table:table-cell office:value-type="float" office:value="91287" table:style-name="ce13">
            <text:p>91.287</text:p>
          </table:table-cell>
          <table:table-cell office:value-type="float" office:value="33256" table:style-name="ce13">
            <text:p>33.256</text:p>
          </table:table-cell>
          <table:table-cell office:value-type="date" office:date-value="2021-12-28T00:00:00" table:style-name="ce17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980" table:style-name="ce7">
            <text:p>5.980</text:p>
          </table:table-cell>
          <table:table-cell office:value-type="float" office:value="0" table:style-name="ce7">
            <text:p>0</text:p>
          </table:table-cell>
          <table:table-cell office:value-type="float" office:value="4640" table:style-name="ce13">
            <text:p>4.640</text:p>
          </table:table-cell>
          <table:table-cell office:value-type="float" office:value="10620" table:style-name="ce14">
            <text:p>10.620</text:p>
          </table:table-cell>
          <table:table-cell office:value-type="float" office:value="10716" table:style-name="ce14">
            <text:p>10.716</text:p>
          </table:table-cell>
          <table:table-cell office:value-type="percentage" office:value="1" table:style-name="ce15">
            <text:p>100,0%</text:p>
          </table:table-cell>
          <table:table-cell office:value-type="float" office:value="7790" table:style-name="ce13">
            <text:p>7.790</text:p>
          </table:table-cell>
          <table:table-cell office:value-type="float" office:value="7351" table:style-name="ce13">
            <text:p>7.351</text:p>
          </table:table-cell>
          <table:table-cell office:value-type="float" office:value="236" table:style-name="ce13">
            <text:p>236</text:p>
          </table:table-cell>
          <table:table-cell office:value-type="date" office:date-value="2021-12-28T00:00:00" table:style-name="ce17">
            <text:p>28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9085843" table:style-name="ce19">
            <text:p>59.085.843</text:p>
          </table:table-cell>
          <table:table-cell office:value-type="float" office:value="1374000" table:style-name="ce19">
            <text:p>1.374.000</text:p>
          </table:table-cell>
          <table:table-cell office:value-type="float" office:value="15041710" table:style-name="ce20">
            <text:p>15.041.710</text:p>
          </table:table-cell>
          <table:table-cell office:value-type="float" office:value="9048320" table:style-name="ce21">
            <text:p>9.048.320</text:p>
          </table:table-cell>
          <table:table-cell office:value-type="float" office:value="2140525" table:style-name="ce22">
            <text:p>2.140.525</text:p>
          </table:table-cell>
          <table:table-cell office:value-type="float" office:value="86690398" table:style-name="ce23">
            <text:p>86.690.398</text:p>
          </table:table-cell>
          <table:table-cell office:value-type="float" office:value="86237508" table:style-name="ce23">
            <text:p>86.237.508</text:p>
          </table:table-cell>
          <table:table-cell office:value-type="percentage" office:value="0.99477577666675376" table:style-name="ce24">
            <text:p>99,5%</text:p>
          </table:table-cell>
          <table:table-cell office:value-type="float" office:value="39619870" table:style-name="ce23">
            <text:p>39.619.870</text:p>
          </table:table-cell>
          <table:table-cell office:value-type="float" office:value="37865247" table:style-name="ce23">
            <text:p>37.865.247</text:p>
          </table:table-cell>
          <table:table-cell office:value-type="float" office:value="13411776" table:style-name="ce23">
            <text:p>13.411.776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68653" table:style-name="ce31">
            <text:p>6.968.653</text:p>
          </table:table-cell>
          <table:table-cell office:value-type="percentage" office:value="0.93514175772194619" table:style-name="ce32">
            <text:p>93,5%</text:p>
          </table:table-cell>
          <table:table-cell office:value-type="float" office:value="6840041" table:style-name="ce31">
            <text:p>6.840.041</text:p>
          </table:table-cell>
          <table:table-cell office:value-type="percentage" office:value="0.91788297733151281" table:style-name="ce32">
            <text:p>91,8%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84512" table:style-name="ce31">
            <text:p>1.084.512</text:p>
          </table:table-cell>
          <table:table-cell office:value-type="percentage" office:value="0.91509652073098902" table:style-name="ce32">
            <text:p>91,5%</text:p>
          </table:table-cell>
          <table:table-cell office:value-type="float" office:value="1061789" table:style-name="ce31">
            <text:p>1.061.789</text:p>
          </table:table-cell>
          <table:table-cell office:value-type="percentage" office:value="0.89592316143153428" table:style-name="ce32">
            <text:p>89,6%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8558" table:style-name="ce31">
            <text:p>878.558</text:p>
          </table:table-cell>
          <table:table-cell office:value-type="percentage" office:value="0.94071378169814124" table:style-name="ce32">
            <text:p>94,1%</text:p>
          </table:table-cell>
          <table:table-cell office:value-type="float" office:value="868750" table:style-name="ce31">
            <text:p>868.750</text:p>
          </table:table-cell>
          <table:table-cell office:value-type="percentage" office:value="0.93021189022268336" table:style-name="ce32">
            <text:p>93,0%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84045" table:style-name="ce31">
            <text:p>884.045</text:p>
          </table:table-cell>
          <table:table-cell office:value-type="percentage" office:value="0.85425953286750855" table:style-name="ce32">
            <text:p>85,4%</text:p>
          </table:table-cell>
          <table:table-cell office:value-type="float" office:value="863615" table:style-name="ce31">
            <text:p>863.615</text:p>
          </table:table-cell>
          <table:table-cell office:value-type="percentage" office:value="0.83451786558079444" table:style-name="ce32">
            <text:p>83,5%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713274" table:style-name="ce31">
            <text:p>1.713.274</text:p>
          </table:table-cell>
          <table:table-cell office:value-type="percentage" office:value="0.87377433605300769" table:style-name="ce32">
            <text:p>87,4%</text:p>
          </table:table-cell>
          <table:table-cell office:value-type="float" office:value="1661825" table:style-name="ce31">
            <text:p>1.661.825</text:p>
          </table:table-cell>
          <table:table-cell office:value-type="percentage" office:value="0.84753520803519422" table:style-name="ce32">
            <text:p>84,8%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90305" table:style-name="ce31">
            <text:p>490.305</text:p>
          </table:table-cell>
          <table:table-cell office:value-type="percentage" office:value="0.93546983841702491" table:style-name="ce32">
            <text:p>93,5%</text:p>
          </table:table-cell>
          <table:table-cell office:value-type="float" office:value="482597" table:style-name="ce31">
            <text:p>482.597</text:p>
          </table:table-cell>
          <table:table-cell office:value-type="percentage" office:value="0.92076347908045186" table:style-name="ce32">
            <text:p>92,1%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31736" table:style-name="ce31">
            <text:p>2.031.736</text:p>
          </table:table-cell>
          <table:table-cell office:value-type="percentage" office:value="0.93359365845790909" table:style-name="ce32">
            <text:p>93,4%</text:p>
          </table:table-cell>
          <table:table-cell office:value-type="float" office:value="1992155" table:style-name="ce31">
            <text:p>1.992.155</text:p>
          </table:table-cell>
          <table:table-cell office:value-type="percentage" office:value="0.91540597531628909" table:style-name="ce32">
            <text:p>91,5%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46100" table:style-name="ce31">
            <text:p>1.646.100</text:p>
          </table:table-cell>
          <table:table-cell office:value-type="percentage" office:value="0.91005891250696602" table:style-name="ce32">
            <text:p>91,0%</text:p>
          </table:table-cell>
          <table:table-cell office:value-type="float" office:value="1578318" table:style-name="ce31">
            <text:p>1.578.318</text:p>
          </table:table-cell>
          <table:table-cell office:value-type="percentage" office:value="0.87258511795769977" table:style-name="ce32">
            <text:p>87,3%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168346" table:style-name="ce31">
            <text:p>6.168.346</text:p>
          </table:table-cell>
          <table:table-cell office:value-type="percentage" office:value="0.89808134692998043" table:style-name="ce32">
            <text:p>89,8%</text:p>
          </table:table-cell>
          <table:table-cell office:value-type="float" office:value="5979971" table:style-name="ce31">
            <text:p>5.979.971</text:p>
          </table:table-cell>
          <table:table-cell office:value-type="percentage" office:value="0.87065485792823905" table:style-name="ce32">
            <text:p>87,1%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137425" table:style-name="ce31">
            <text:p>4.137.425</text:p>
          </table:table-cell>
          <table:table-cell office:value-type="percentage" office:value="0.92179186665178403" table:style-name="ce32">
            <text:p>92,2%</text:p>
          </table:table-cell>
          <table:table-cell office:value-type="float" office:value="4054572" table:style-name="ce31">
            <text:p>4.054.572</text:p>
          </table:table-cell>
          <table:table-cell office:value-type="percentage" office:value="0.90333274738612968" table:style-name="ce32">
            <text:p>90,3%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5430" table:style-name="ce31">
            <text:p>905.430</text:p>
          </table:table-cell>
          <table:table-cell office:value-type="percentage" office:value="0.94964848228042331" table:style-name="ce32">
            <text:p>95,0%</text:p>
          </table:table-cell>
          <table:table-cell office:value-type="float" office:value="890022" table:style-name="ce31">
            <text:p>890.022</text:p>
          </table:table-cell>
          <table:table-cell office:value-type="percentage" office:value="0.93348800182917169" table:style-name="ce32">
            <text:p>93,3%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24711" table:style-name="ce31">
            <text:p>2.324.711</text:p>
          </table:table-cell>
          <table:table-cell office:value-type="percentage" office:value="0.9471231783945957" table:style-name="ce32">
            <text:p>94,7%</text:p>
          </table:table-cell>
          <table:table-cell office:value-type="float" office:value="2301193" table:style-name="ce31">
            <text:p>2.301.193</text:p>
          </table:table-cell>
          <table:table-cell office:value-type="percentage" office:value="0.93754158183937486" table:style-name="ce32">
            <text:p>93,8%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4521" table:style-name="ce31">
            <text:p>264.521</text:p>
          </table:table-cell>
          <table:table-cell office:value-type="percentage" office:value="0.93151037081381838" table:style-name="ce32">
            <text:p>93,2%</text:p>
          </table:table-cell>
          <table:table-cell office:value-type="float" office:value="258004" table:style-name="ce31">
            <text:p>258.004</text:p>
          </table:table-cell>
          <table:table-cell office:value-type="percentage" office:value="0.90856076346092896" table:style-name="ce32">
            <text:p>90,9%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30741" table:style-name="ce31">
            <text:p>5.430.741</text:p>
          </table:table-cell>
          <table:table-cell office:value-type="percentage" office:value="0.90846407381007865" table:style-name="ce32">
            <text:p>90,8%</text:p>
          </table:table-cell>
          <table:table-cell office:value-type="float" office:value="5298888" table:style-name="ce31">
            <text:p>5.298.888</text:p>
          </table:table-cell>
          <table:table-cell office:value-type="percentage" office:value="0.88640746799439341" table:style-name="ce32">
            <text:p>88,6%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19599" table:style-name="ce31">
            <text:p>1.219.599</text:p>
          </table:table-cell>
          <table:table-cell office:value-type="percentage" office:value="0.93089424999064985" table:style-name="ce32">
            <text:p>93,1%</text:p>
          </table:table-cell>
          <table:table-cell office:value-type="float" office:value="1187609" table:style-name="ce31">
            <text:p>1.187.609</text:p>
          </table:table-cell>
          <table:table-cell office:value-type="percentage" office:value="0.9064769562267152" table:style-name="ce32">
            <text:p>90,6%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5835" table:style-name="ce31">
            <text:p>535.835</text:p>
          </table:table-cell>
          <table:table-cell office:value-type="percentage" office:value="0.92170175142856159" table:style-name="ce32">
            <text:p>92,2%</text:p>
          </table:table-cell>
          <table:table-cell office:value-type="float" office:value="527142" table:style-name="ce31">
            <text:p>527.142</text:p>
          </table:table-cell>
          <table:table-cell office:value-type="percentage" office:value="0.90674872796953321" table:style-name="ce32">
            <text:p>90,7%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44198" table:style-name="ce31">
            <text:p>1.844.198</text:p>
          </table:table-cell>
          <table:table-cell office:value-type="percentage" office:value="0.92956198842406257" table:style-name="ce32">
            <text:p>93,0%</text:p>
          </table:table-cell>
          <table:table-cell office:value-type="float" office:value="1800706" table:style-name="ce31">
            <text:p>1.800.706</text:p>
          </table:table-cell>
          <table:table-cell office:value-type="percentage" office:value="0.90763998764077392" table:style-name="ce32">
            <text:p>90,8%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942" table:style-name="ce31">
            <text:p>63.942</text:p>
          </table:table-cell>
          <table:table-cell office:value-type="percentage" office:value="0.90103572183470726" table:style-name="ce32">
            <text:p>90,1%</text:p>
          </table:table-cell>
          <table:table-cell office:value-type="float" office:value="61122" table:style-name="ce31">
            <text:p>61.122</text:p>
          </table:table-cell>
          <table:table-cell office:value-type="percentage" office:value="0.86129782287042911" table:style-name="ce32">
            <text:p>86,1%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1074" table:style-name="ce31">
            <text:p>61.074</text:p>
          </table:table-cell>
          <table:table-cell office:value-type="percentage" office:value="0.86108252146573239" table:style-name="ce32">
            <text:p>86,1%</text:p>
          </table:table-cell>
          <table:table-cell office:value-type="float" office:value="58290" table:style-name="ce31">
            <text:p>58.290</text:p>
          </table:table-cell>
          <table:table-cell office:value-type="percentage" office:value="0.82183089655561348" table:style-name="ce32">
            <text:p>82,2%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301" table:style-name="ce31">
            <text:p>95.301</text:p>
          </table:table-cell>
          <table:table-cell office:value-type="string" table:style-name="ce32">
            <text:p>-</text:p>
          </table:table-cell>
          <table:table-cell office:value-type="float" office:value="91287" table:style-name="ce31">
            <text:p>91.287</text:p>
          </table:table-cell>
          <table:table-cell office:value-type="string" table:style-name="ce32">
            <text:p>-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790" table:style-name="ce31">
            <text:p>7.790</text:p>
          </table:table-cell>
          <table:table-cell office:value-type="string" table:style-name="ce32">
            <text:p>-</text:p>
          </table:table-cell>
          <table:table-cell office:value-type="float" office:value="7351" table:style-name="ce31">
            <text:p>7.351</text:p>
          </table:table-cell>
          <table:table-cell office:value-type="string" table:style-name="ce32">
            <text:p>-</text:p>
          </table:table-cell>
          <table:table-cell office:value-type="date" office:date-value="2021-12-28T00:00:00" table:style-name="ce33">
            <text:p>28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756096" table:style-name="ce34">
            <text:p>38.756.096</text:p>
          </table:table-cell>
          <table:table-cell office:value-type="percentage" office:value="0.92013901196697701" table:style-name="ce24">
            <text:p>92,0%</text:p>
          </table:table-cell>
          <table:table-cell office:value-type="float" office:value="37865247" table:style-name="ce34">
            <text:p>37.865.247</text:p>
          </table:table-cell>
          <table:table-cell office:value-type="percentage" office:value="0.89898866393729493" table:style-name="ce24">
            <text:p>89,9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856" table:style-name="ce43">
            <text:p>434.856</text:p>
          </table:table-cell>
          <table:table-cell office:value-type="percentage" office:value="1" table:style-name="ce44">
            <text:p>100,0%</text:p>
          </table:table-cell>
          <table:table-cell office:value-type="float" office:value="655558" table:style-name="ce43">
            <text:p>655.558</text:p>
          </table:table-cell>
          <table:table-cell office:value-type="percentage" office:value="1" table:style-name="ce44">
            <text:p>100,0%</text:p>
          </table:table-cell>
          <table:table-cell office:value-type="float" office:value="934873" table:style-name="ce43">
            <text:p>934.873</text:p>
          </table:table-cell>
          <table:table-cell office:value-type="percentage" office:value="1" table:style-name="ce44">
            <text:p>100,0%</text:p>
          </table:table-cell>
          <table:table-cell office:value-type="float" office:value="1224747" table:style-name="ce43">
            <text:p>1.224.747</text:p>
          </table:table-cell>
          <table:table-cell office:value-type="percentage" office:value="0.96816337436295519" table:style-name="ce44">
            <text:p>96,8%</text:p>
          </table:table-cell>
          <table:table-cell office:value-type="float" office:value="1268318" table:style-name="ce43">
            <text:p>1.268.318</text:p>
          </table:table-cell>
          <table:table-cell office:value-type="percentage" office:value="0.91567769873093474" table:style-name="ce44">
            <text:p>91,6%</text:p>
          </table:table-cell>
          <table:table-cell office:value-type="float" office:value="955098" table:style-name="ce43">
            <text:p>955.098</text:p>
          </table:table-cell>
          <table:table-cell office:value-type="percentage" office:value="0.83764581654193893" table:style-name="ce44">
            <text:p>83,8%</text:p>
          </table:table-cell>
          <table:table-cell office:value-type="float" office:value="797028" table:style-name="ce43">
            <text:p>797.028</text:p>
          </table:table-cell>
          <table:table-cell office:value-type="percentage" office:value="0.85824489163019879" table:style-name="ce44">
            <text:p>85,8%</text:p>
          </table:table-cell>
          <table:table-cell office:value-type="float" office:value="698175" table:style-name="ce43">
            <text:p>698.175</text:p>
          </table:table-cell>
          <table:table-cell office:value-type="percentage" office:value="0.92730576286314248" table:style-name="ce44">
            <text:p>92,7%</text:p>
          </table:table-cell>
          <table:table-cell office:value-type="float" office:value="6968653" table:style-name="ce43">
            <text:p>6.968.653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3514175772194619" table:style-name="ce44">
            <text:p>93,5%</text:p>
          </table:table-cell>
          <table:table-cell office:value-type="percentage" office:value="0.82328859031065482" table:style-name="ce44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562" table:style-name="ce46">
            <text:p>101.562</text:p>
          </table:table-cell>
          <table:table-cell office:value-type="percentage" office:value="1" table:style-name="ce47">
            <text:p>100,0%</text:p>
          </table:table-cell>
          <table:table-cell office:value-type="float" office:value="119657" table:style-name="ce46">
            <text:p>119.657</text:p>
          </table:table-cell>
          <table:table-cell office:value-type="percentage" office:value="1" table:style-name="ce47">
            <text:p>100,0%</text:p>
          </table:table-cell>
          <table:table-cell office:value-type="float" office:value="155513" table:style-name="ce46">
            <text:p>155.513</text:p>
          </table:table-cell>
          <table:table-cell office:value-type="percentage" office:value="0.99453848957900326" table:style-name="ce47">
            <text:p>99,5%</text:p>
          </table:table-cell>
          <table:table-cell office:value-type="float" office:value="187576" table:style-name="ce46">
            <text:p>187.576</text:p>
          </table:table-cell>
          <table:table-cell office:value-type="percentage" office:value="0.94608253558350908" table:style-name="ce47">
            <text:p>94,6%</text:p>
          </table:table-cell>
          <table:table-cell office:value-type="float" office:value="190735" table:style-name="ce46">
            <text:p>190.735</text:p>
          </table:table-cell>
          <table:table-cell office:value-type="percentage" office:value="0.88737479238681882" table:style-name="ce47">
            <text:p>88,7%</text:p>
          </table:table-cell>
          <table:table-cell office:value-type="float" office:value="129793" table:style-name="ce46">
            <text:p>129.793</text:p>
          </table:table-cell>
          <table:table-cell office:value-type="percentage" office:value="0.79004297383830635" table:style-name="ce47">
            <text:p>79,0%</text:p>
          </table:table-cell>
          <table:table-cell office:value-type="float" office:value="108367" table:style-name="ce46">
            <text:p>108.367</text:p>
          </table:table-cell>
          <table:table-cell office:value-type="percentage" office:value="0.83102890315258315" table:style-name="ce47">
            <text:p>83,1%</text:p>
          </table:table-cell>
          <table:table-cell office:value-type="float" office:value="91309" table:style-name="ce46">
            <text:p>91.309</text:p>
          </table:table-cell>
          <table:table-cell office:value-type="percentage" office:value="0.88555800172632848" table:style-name="ce47">
            <text:p>88,6%</text:p>
          </table:table-cell>
          <table:table-cell office:value-type="float" office:value="1084512" table:style-name="ce46">
            <text:p>1.084.512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1509652073098902" table:style-name="ce47">
            <text:p>91,5%</text:p>
          </table:table-cell>
          <table:table-cell office:value-type="percentage" office:value="0.81579610513385448" table:style-name="ce47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99" table:style-name="ce46">
            <text:p>89.099</text:p>
          </table:table-cell>
          <table:table-cell office:value-type="percentage" office:value="1" table:style-name="ce47">
            <text:p>100,0%</text:p>
          </table:table-cell>
          <table:table-cell office:value-type="float" office:value="114560" table:style-name="ce46">
            <text:p>114.560</text:p>
          </table:table-cell>
          <table:table-cell office:value-type="percentage" office:value="1" table:style-name="ce47">
            <text:p>100,0%</text:p>
          </table:table-cell>
          <table:table-cell office:value-type="float" office:value="148659" table:style-name="ce46">
            <text:p>148.659</text:p>
          </table:table-cell>
          <table:table-cell office:value-type="percentage" office:value="0.99336460588565467" table:style-name="ce47">
            <text:p>99,3%</text:p>
          </table:table-cell>
          <table:table-cell office:value-type="float" office:value="153754" table:style-name="ce46">
            <text:p>153.754</text:p>
          </table:table-cell>
          <table:table-cell office:value-type="percentage" office:value="0.94533493190691387" table:style-name="ce47">
            <text:p>94,5%</text:p>
          </table:table-cell>
          <table:table-cell office:value-type="float" office:value="151542" table:style-name="ce46">
            <text:p>151.542</text:p>
          </table:table-cell>
          <table:table-cell office:value-type="percentage" office:value="0.90747516362961322" table:style-name="ce47">
            <text:p>90,7%</text:p>
          </table:table-cell>
          <table:table-cell office:value-type="float" office:value="92058" table:style-name="ce46">
            <text:p>92.058</text:p>
          </table:table-cell>
          <table:table-cell office:value-type="percentage" office:value="0.80434421717590932" table:style-name="ce47">
            <text:p>80,4%</text:p>
          </table:table-cell>
          <table:table-cell office:value-type="float" office:value="67672" table:style-name="ce46">
            <text:p>67.672</text:p>
          </table:table-cell>
          <table:table-cell office:value-type="percentage" office:value="0.85540569579451653" table:style-name="ce47">
            <text:p>85,5%</text:p>
          </table:table-cell>
          <table:table-cell office:value-type="float" office:value="61214" table:style-name="ce46">
            <text:p>61.214</text:p>
          </table:table-cell>
          <table:table-cell office:value-type="percentage" office:value="0.95646874999999998" table:style-name="ce47">
            <text:p>95,6%</text:p>
          </table:table-cell>
          <table:table-cell office:value-type="float" office:value="878558" table:style-name="ce46">
            <text:p>878.558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4071378169814124" table:style-name="ce47">
            <text:p>94,1%</text:p>
          </table:table-cell>
          <table:table-cell office:value-type="percentage" office:value="0.86235944027389511" table:style-name="ce47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723" table:style-name="ce46">
            <text:p>51.723</text:p>
          </table:table-cell>
          <table:table-cell office:value-type="percentage" office:value="1" table:style-name="ce47">
            <text:p>100,0%</text:p>
          </table:table-cell>
          <table:table-cell office:value-type="float" office:value="79715" table:style-name="ce46">
            <text:p>79.715</text:p>
          </table:table-cell>
          <table:table-cell office:value-type="percentage" office:value="0.99005166674946599" table:style-name="ce47">
            <text:p>99,0%</text:p>
          </table:table-cell>
          <table:table-cell office:value-type="float" office:value="111655" table:style-name="ce46">
            <text:p>111.655</text:p>
          </table:table-cell>
          <table:table-cell office:value-type="percentage" office:value="0.952435789168394" table:style-name="ce47">
            <text:p>95,2%</text:p>
          </table:table-cell>
          <table:table-cell office:value-type="float" office:value="152689" table:style-name="ce46">
            <text:p>152.689</text:p>
          </table:table-cell>
          <table:table-cell office:value-type="percentage" office:value="0.92093946211330724" table:style-name="ce47">
            <text:p>92,1%</text:p>
          </table:table-cell>
          <table:table-cell office:value-type="float" office:value="172332" table:style-name="ce46">
            <text:p>172.332</text:p>
          </table:table-cell>
          <table:table-cell office:value-type="percentage" office:value="0.8358651999301554" table:style-name="ce47">
            <text:p>83,6%</text:p>
          </table:table-cell>
          <table:table-cell office:value-type="float" office:value="133368" table:style-name="ce46">
            <text:p>133.368</text:p>
          </table:table-cell>
          <table:table-cell office:value-type="percentage" office:value="0.73203905876928654" table:style-name="ce47">
            <text:p>73,2%</text:p>
          </table:table-cell>
          <table:table-cell office:value-type="float" office:value="103032" table:style-name="ce46">
            <text:p>103.032</text:p>
          </table:table-cell>
          <table:table-cell office:value-type="percentage" office:value="0.74692261965173767" table:style-name="ce47">
            <text:p>74,7%</text:p>
          </table:table-cell>
          <table:table-cell office:value-type="float" office:value="79531" table:style-name="ce46">
            <text:p>79.531</text:p>
          </table:table-cell>
          <table:table-cell office:value-type="percentage" office:value="0.83295978215333055" table:style-name="ce47">
            <text:p>83,3%</text:p>
          </table:table-cell>
          <table:table-cell office:value-type="float" office:value="884045" table:style-name="ce46">
            <text:p>884.045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5425953286750855" table:style-name="ce47">
            <text:p>85,4%</text:p>
          </table:table-cell>
          <table:table-cell office:value-type="percentage" office:value="0.75459884955140355" table:style-name="ce47">
            <text:p>7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174" table:style-name="ce46">
            <text:p>94.174</text:p>
          </table:table-cell>
          <table:table-cell office:value-type="percentage" office:value="1" table:style-name="ce47">
            <text:p>100,0%</text:p>
          </table:table-cell>
          <table:table-cell office:value-type="float" office:value="154664" table:style-name="ce46">
            <text:p>154.664</text:p>
          </table:table-cell>
          <table:table-cell office:value-type="percentage" office:value="1" table:style-name="ce47">
            <text:p>100,0%</text:p>
          </table:table-cell>
          <table:table-cell office:value-type="float" office:value="227612" table:style-name="ce46">
            <text:p>227.612</text:p>
          </table:table-cell>
          <table:table-cell office:value-type="percentage" office:value="0.96818266891259597" table:style-name="ce47">
            <text:p>96,8%</text:p>
          </table:table-cell>
          <table:table-cell office:value-type="float" office:value="323589" table:style-name="ce46">
            <text:p>323.589</text:p>
          </table:table-cell>
          <table:table-cell office:value-type="percentage" office:value="0.92318950563746749" table:style-name="ce47">
            <text:p>92,3%</text:p>
          </table:table-cell>
          <table:table-cell office:value-type="float" office:value="322037" table:style-name="ce46">
            <text:p>322.037</text:p>
          </table:table-cell>
          <table:table-cell office:value-type="percentage" office:value="0.83015487569730151" table:style-name="ce47">
            <text:p>83,0%</text:p>
          </table:table-cell>
          <table:table-cell office:value-type="float" office:value="235344" table:style-name="ce46">
            <text:p>235.344</text:p>
          </table:table-cell>
          <table:table-cell office:value-type="percentage" office:value="0.75689374593965275" table:style-name="ce47">
            <text:p>75,7%</text:p>
          </table:table-cell>
          <table:table-cell office:value-type="float" office:value="195073" table:style-name="ce46">
            <text:p>195.073</text:p>
          </table:table-cell>
          <table:table-cell office:value-type="percentage" office:value="0.77487408042963601" table:style-name="ce47">
            <text:p>77,5%</text:p>
          </table:table-cell>
          <table:table-cell office:value-type="float" office:value="160781" table:style-name="ce46">
            <text:p>160.781</text:p>
          </table:table-cell>
          <table:table-cell office:value-type="percentage" office:value="0.89423627757971491" table:style-name="ce47">
            <text:p>89,4%</text:p>
          </table:table-cell>
          <table:table-cell office:value-type="float" office:value="1713274" table:style-name="ce46">
            <text:p>1.713.274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7377433605300769" table:style-name="ce47">
            <text:p>87,4%</text:p>
          </table:table-cell>
          <table:table-cell office:value-type="percentage" office:value="0.78736755222541677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18" table:style-name="ce46">
            <text:p>42.518</text:p>
          </table:table-cell>
          <table:table-cell office:value-type="percentage" office:value="1" table:style-name="ce47">
            <text:p>100,0%</text:p>
          </table:table-cell>
          <table:table-cell office:value-type="float" office:value="56141" table:style-name="ce46">
            <text:p>56.141</text:p>
          </table:table-cell>
          <table:table-cell office:value-type="percentage" office:value="1" table:style-name="ce47">
            <text:p>100,0%</text:p>
          </table:table-cell>
          <table:table-cell office:value-type="float" office:value="77095" table:style-name="ce46">
            <text:p>77.095</text:p>
          </table:table-cell>
          <table:table-cell office:value-type="percentage" office:value="0.99676772900639987" table:style-name="ce47">
            <text:p>99,7%</text:p>
          </table:table-cell>
          <table:table-cell office:value-type="float" office:value="84923" table:style-name="ce46">
            <text:p>84.923</text:p>
          </table:table-cell>
          <table:table-cell office:value-type="percentage" office:value="0.94396647547908052" table:style-name="ce47">
            <text:p>94,4%</text:p>
          </table:table-cell>
          <table:table-cell office:value-type="float" office:value="89048" table:style-name="ce46">
            <text:p>89.048</text:p>
          </table:table-cell>
          <table:table-cell office:value-type="percentage" office:value="0.91079994681340715" table:style-name="ce47">
            <text:p>91,1%</text:p>
          </table:table-cell>
          <table:table-cell office:value-type="float" office:value="56236" table:style-name="ce46">
            <text:p>56.236</text:p>
          </table:table-cell>
          <table:table-cell office:value-type="percentage" office:value="0.79797936798490199" table:style-name="ce47">
            <text:p>79,8%</text:p>
          </table:table-cell>
          <table:table-cell office:value-type="float" office:value="42841" table:style-name="ce46">
            <text:p>42.841</text:p>
          </table:table-cell>
          <table:table-cell office:value-type="percentage" office:value="0.84825264825264823" table:style-name="ce47">
            <text:p>84,8%</text:p>
          </table:table-cell>
          <table:table-cell office:value-type="float" office:value="41503" table:style-name="ce46">
            <text:p>41.503</text:p>
          </table:table-cell>
          <table:table-cell office:value-type="percentage" office:value="0.94404385505993671" table:style-name="ce47">
            <text:p>94,4%</text:p>
          </table:table-cell>
          <table:table-cell office:value-type="float" office:value="490305" table:style-name="ce46">
            <text:p>490.305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3546983841702491" table:style-name="ce47">
            <text:p>93,5%</text:p>
          </table:table-cell>
          <table:table-cell office:value-type="percentage" office:value="0.84114049459174312" table:style-name="ce47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886" table:style-name="ce46">
            <text:p>229.886</text:p>
          </table:table-cell>
          <table:table-cell office:value-type="percentage" office:value="1" table:style-name="ce47">
            <text:p>100,0%</text:p>
          </table:table-cell>
          <table:table-cell office:value-type="float" office:value="252147" table:style-name="ce46">
            <text:p>252.147</text:p>
          </table:table-cell>
          <table:table-cell office:value-type="percentage" office:value="1" table:style-name="ce47">
            <text:p>100,0%</text:p>
          </table:table-cell>
          <table:table-cell office:value-type="float" office:value="323996" table:style-name="ce46">
            <text:p>323.996</text:p>
          </table:table-cell>
          <table:table-cell office:value-type="percentage" office:value="1" table:style-name="ce47">
            <text:p>100,0%</text:p>
          </table:table-cell>
          <table:table-cell office:value-type="float" office:value="355652" table:style-name="ce46">
            <text:p>355.652</text:p>
          </table:table-cell>
          <table:table-cell office:value-type="percentage" office:value="0.93304125401718374" table:style-name="ce47">
            <text:p>93,3%</text:p>
          </table:table-cell>
          <table:table-cell office:value-type="float" office:value="324053" table:style-name="ce46">
            <text:p>324.053</text:p>
          </table:table-cell>
          <table:table-cell office:value-type="percentage" office:value="0.89195854722615986" table:style-name="ce47">
            <text:p>89,2%</text:p>
          </table:table-cell>
          <table:table-cell office:value-type="float" office:value="216882" table:style-name="ce46">
            <text:p>216.882</text:p>
          </table:table-cell>
          <table:table-cell office:value-type="percentage" office:value="0.80991698502145393" table:style-name="ce47">
            <text:p>81,0%</text:p>
          </table:table-cell>
          <table:table-cell office:value-type="float" office:value="178585" table:style-name="ce46">
            <text:p>178.585</text:p>
          </table:table-cell>
          <table:table-cell office:value-type="percentage" office:value="0.84635034074860427" table:style-name="ce47">
            <text:p>84,6%</text:p>
          </table:table-cell>
          <table:table-cell office:value-type="float" office:value="150535" table:style-name="ce46">
            <text:p>150.535</text:p>
          </table:table-cell>
          <table:table-cell office:value-type="percentage" office:value="0.91044622660908903" table:style-name="ce47">
            <text:p>91,0%</text:p>
          </table:table-cell>
          <table:table-cell office:value-type="float" office:value="2031736" table:style-name="ce46">
            <text:p>2.031.736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3359365845790909" table:style-name="ce47">
            <text:p>93,4%</text:p>
          </table:table-cell>
          <table:table-cell office:value-type="percentage" office:value="0.84835305425906027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248" table:style-name="ce46">
            <text:p>139.248</text:p>
          </table:table-cell>
          <table:table-cell office:value-type="percentage" office:value="1" table:style-name="ce47">
            <text:p>100,0%</text:p>
          </table:table-cell>
          <table:table-cell office:value-type="float" office:value="159670" table:style-name="ce46">
            <text:p>159.670</text:p>
          </table:table-cell>
          <table:table-cell office:value-type="percentage" office:value="1" table:style-name="ce47">
            <text:p>100,0%</text:p>
          </table:table-cell>
          <table:table-cell office:value-type="float" office:value="225233" table:style-name="ce46">
            <text:p>225.233</text:p>
          </table:table-cell>
          <table:table-cell office:value-type="percentage" office:value="1" table:style-name="ce47">
            <text:p>100,0%</text:p>
          </table:table-cell>
          <table:table-cell office:value-type="float" office:value="288712" table:style-name="ce46">
            <text:p>288.712</text:p>
          </table:table-cell>
          <table:table-cell office:value-type="percentage" office:value="0.93896799120587493" table:style-name="ce47">
            <text:p>93,9%</text:p>
          </table:table-cell>
          <table:table-cell office:value-type="float" office:value="290208" table:style-name="ce46">
            <text:p>290.208</text:p>
          </table:table-cell>
          <table:table-cell office:value-type="percentage" office:value="0.87780886556464666" table:style-name="ce47">
            <text:p>87,8%</text:p>
          </table:table-cell>
          <table:table-cell office:value-type="float" office:value="209857" table:style-name="ce46">
            <text:p>209.857</text:p>
          </table:table-cell>
          <table:table-cell office:value-type="percentage" office:value="0.78922982613829962" table:style-name="ce47">
            <text:p>78,9%</text:p>
          </table:table-cell>
          <table:table-cell office:value-type="float" office:value="177945" table:style-name="ce46">
            <text:p>177.945</text:p>
          </table:table-cell>
          <table:table-cell office:value-type="percentage" office:value="0.81592835952294707" table:style-name="ce47">
            <text:p>81,6%</text:p>
          </table:table-cell>
          <table:table-cell office:value-type="float" office:value="155227" table:style-name="ce46">
            <text:p>155.227</text:p>
          </table:table-cell>
          <table:table-cell office:value-type="percentage" office:value="0.89225277630883126" table:style-name="ce47">
            <text:p>89,2%</text:p>
          </table:table-cell>
          <table:table-cell office:value-type="float" office:value="1646100" table:style-name="ce46">
            <text:p>1.646.10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1005891250696602" table:style-name="ce47">
            <text:p>91,0%</text:p>
          </table:table-cell>
          <table:table-cell office:value-type="percentage" office:value="0.80485189620094844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432" table:style-name="ce46">
            <text:p>460.432</text:p>
          </table:table-cell>
          <table:table-cell office:value-type="percentage" office:value="1" table:style-name="ce47">
            <text:p>100,0%</text:p>
          </table:table-cell>
          <table:table-cell office:value-type="float" office:value="621089" table:style-name="ce46">
            <text:p>621.089</text:p>
          </table:table-cell>
          <table:table-cell office:value-type="percentage" office:value="0.9776433514037639" table:style-name="ce47">
            <text:p>97,8%</text:p>
          </table:table-cell>
          <table:table-cell office:value-type="float" office:value="807565" table:style-name="ce46">
            <text:p>807.565</text:p>
          </table:table-cell>
          <table:table-cell office:value-type="percentage" office:value="0.96416001260769069" table:style-name="ce47">
            <text:p>96,4%</text:p>
          </table:table-cell>
          <table:table-cell office:value-type="float" office:value="1040365" table:style-name="ce46">
            <text:p>1.040.365</text:p>
          </table:table-cell>
          <table:table-cell office:value-type="percentage" office:value="0.95290717910201694" table:style-name="ce47">
            <text:p>95,3%</text:p>
          </table:table-cell>
          <table:table-cell office:value-type="float" office:value="1158265" table:style-name="ce46">
            <text:p>1.158.265</text:p>
          </table:table-cell>
          <table:table-cell office:value-type="percentage" office:value="0.8796359231595855" table:style-name="ce47">
            <text:p>88,0%</text:p>
          </table:table-cell>
          <table:table-cell office:value-type="float" office:value="821195" table:style-name="ce46">
            <text:p>821.195</text:p>
          </table:table-cell>
          <table:table-cell office:value-type="percentage" office:value="0.78609431657623785" table:style-name="ce47">
            <text:p>78,6%</text:p>
          </table:table-cell>
          <table:table-cell office:value-type="float" office:value="687016" table:style-name="ce46">
            <text:p>687.016</text:p>
          </table:table-cell>
          <table:table-cell office:value-type="percentage" office:value="0.81891445701991217" table:style-name="ce47">
            <text:p>81,9%</text:p>
          </table:table-cell>
          <table:table-cell office:value-type="float" office:value="572419" table:style-name="ce46">
            <text:p>572.419</text:p>
          </table:table-cell>
          <table:table-cell office:value-type="percentage" office:value="0.87236918706546818" table:style-name="ce47">
            <text:p>87,2%</text:p>
          </table:table-cell>
          <table:table-cell office:value-type="float" office:value="6168346" table:style-name="ce46">
            <text:p>6.168.346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9808134692998043" table:style-name="ce47">
            <text:p>89,8%</text:p>
          </table:table-cell>
          <table:table-cell office:value-type="percentage" office:value="0.79279771849522374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613" table:style-name="ce46">
            <text:p>297.613</text:p>
          </table:table-cell>
          <table:table-cell office:value-type="percentage" office:value="1" table:style-name="ce47">
            <text:p>100,0%</text:p>
          </table:table-cell>
          <table:table-cell office:value-type="float" office:value="435550" table:style-name="ce46">
            <text:p>435.550</text:p>
          </table:table-cell>
          <table:table-cell office:value-type="percentage" office:value="0.99471979756178885" table:style-name="ce47">
            <text:p>99,5%</text:p>
          </table:table-cell>
          <table:table-cell office:value-type="float" office:value="573021" table:style-name="ce46">
            <text:p>573.021</text:p>
          </table:table-cell>
          <table:table-cell office:value-type="percentage" office:value="0.98672872670165723" table:style-name="ce47">
            <text:p>98,7%</text:p>
          </table:table-cell>
          <table:table-cell office:value-type="float" office:value="719340" table:style-name="ce46">
            <text:p>719.340</text:p>
          </table:table-cell>
          <table:table-cell office:value-type="percentage" office:value="0.95614447838327121" table:style-name="ce47">
            <text:p>95,6%</text:p>
          </table:table-cell>
          <table:table-cell office:value-type="float" office:value="761770" table:style-name="ce46">
            <text:p>761.770</text:p>
          </table:table-cell>
          <table:table-cell office:value-type="percentage" office:value="0.89452880970610205" table:style-name="ce47">
            <text:p>89,5%</text:p>
          </table:table-cell>
          <table:table-cell office:value-type="float" office:value="523877" table:style-name="ce46">
            <text:p>523.877</text:p>
          </table:table-cell>
          <table:table-cell office:value-type="percentage" office:value="0.80750633131871774" table:style-name="ce47">
            <text:p>80,8%</text:p>
          </table:table-cell>
          <table:table-cell office:value-type="float" office:value="440470" table:style-name="ce46">
            <text:p>440.470</text:p>
          </table:table-cell>
          <table:table-cell office:value-type="percentage" office:value="0.8534156388168781" table:style-name="ce47">
            <text:p>85,3%</text:p>
          </table:table-cell>
          <table:table-cell office:value-type="float" office:value="385784" table:style-name="ce46">
            <text:p>385.784</text:p>
          </table:table-cell>
          <table:table-cell office:value-type="percentage" office:value="0.90872986896127728" table:style-name="ce47">
            <text:p>90,9%</text:p>
          </table:table-cell>
          <table:table-cell office:value-type="float" office:value="4137425" table:style-name="ce46">
            <text:p>4.137.425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2179186665178403" table:style-name="ce47">
            <text:p>92,2%</text:p>
          </table:table-cell>
          <table:table-cell office:value-type="percentage" office:value="0.8181008919092656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68" table:style-name="ce46">
            <text:p>78.368</text:p>
          </table:table-cell>
          <table:table-cell office:value-type="percentage" office:value="1" table:style-name="ce47">
            <text:p>100,0%</text:p>
          </table:table-cell>
          <table:table-cell office:value-type="float" office:value="96083" table:style-name="ce46">
            <text:p>96.083</text:p>
          </table:table-cell>
          <table:table-cell office:value-type="percentage" office:value="1" table:style-name="ce47">
            <text:p>100,0%</text:p>
          </table:table-cell>
          <table:table-cell office:value-type="float" office:value="133248" table:style-name="ce46">
            <text:p>133.248</text:p>
          </table:table-cell>
          <table:table-cell office:value-type="percentage" office:value="1" table:style-name="ce47">
            <text:p>100,0%</text:p>
          </table:table-cell>
          <table:table-cell office:value-type="float" office:value="162034" table:style-name="ce46">
            <text:p>162.034</text:p>
          </table:table-cell>
          <table:table-cell office:value-type="percentage" office:value="0.95755720499243568" table:style-name="ce47">
            <text:p>95,8%</text:p>
          </table:table-cell>
          <table:table-cell office:value-type="float" office:value="146948" table:style-name="ce46">
            <text:p>146.948</text:p>
          </table:table-cell>
          <table:table-cell office:value-type="percentage" office:value="0.92133873374547004" table:style-name="ce47">
            <text:p>92,1%</text:p>
          </table:table-cell>
          <table:table-cell office:value-type="float" office:value="114207" table:style-name="ce46">
            <text:p>114.207</text:p>
          </table:table-cell>
          <table:table-cell office:value-type="percentage" office:value="0.85561773762164839" table:style-name="ce47">
            <text:p>85,6%</text:p>
          </table:table-cell>
          <table:table-cell office:value-type="float" office:value="94896" table:style-name="ce46">
            <text:p>94.896</text:p>
          </table:table-cell>
          <table:table-cell office:value-type="percentage" office:value="0.83741616660783624" table:style-name="ce47">
            <text:p>83,7%</text:p>
          </table:table-cell>
          <table:table-cell office:value-type="float" office:value="79646" table:style-name="ce46">
            <text:p>79.646</text:p>
          </table:table-cell>
          <table:table-cell office:value-type="percentage" office:value="0.93977581120943954" table:style-name="ce47">
            <text:p>94,0%</text:p>
          </table:table-cell>
          <table:table-cell office:value-type="float" office:value="905430" table:style-name="ce46">
            <text:p>905.430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964848228042331" table:style-name="ce47">
            <text:p>95,0%</text:p>
          </table:table-cell>
          <table:table-cell office:value-type="percentage" office:value="0.85097844240578124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682" table:style-name="ce46">
            <text:p>242.682</text:p>
          </table:table-cell>
          <table:table-cell office:value-type="percentage" office:value="1" table:style-name="ce47">
            <text:p>100,0%</text:p>
          </table:table-cell>
          <table:table-cell office:value-type="float" office:value="291898" table:style-name="ce46">
            <text:p>291.898</text:p>
          </table:table-cell>
          <table:table-cell office:value-type="percentage" office:value="1" table:style-name="ce47">
            <text:p>100,0%</text:p>
          </table:table-cell>
          <table:table-cell office:value-type="float" office:value="347180" table:style-name="ce46">
            <text:p>347.180</text:p>
          </table:table-cell>
          <table:table-cell office:value-type="percentage" office:value="1" table:style-name="ce47">
            <text:p>100,0%</text:p>
          </table:table-cell>
          <table:table-cell office:value-type="float" office:value="392377" table:style-name="ce46">
            <text:p>392.377</text:p>
          </table:table-cell>
          <table:table-cell office:value-type="percentage" office:value="0.96671011039964128" table:style-name="ce47">
            <text:p>96,7%</text:p>
          </table:table-cell>
          <table:table-cell office:value-type="float" office:value="410304" table:style-name="ce46">
            <text:p>410.304</text:p>
          </table:table-cell>
          <table:table-cell office:value-type="percentage" office:value="0.92573230961529351" table:style-name="ce47">
            <text:p>92,6%</text:p>
          </table:table-cell>
          <table:table-cell office:value-type="float" office:value="266343" table:style-name="ce46">
            <text:p>266.343</text:p>
          </table:table-cell>
          <table:table-cell office:value-type="percentage" office:value="0.82355105625092762" table:style-name="ce47">
            <text:p>82,4%</text:p>
          </table:table-cell>
          <table:table-cell office:value-type="float" office:value="201722" table:style-name="ce46">
            <text:p>201.722</text:p>
          </table:table-cell>
          <table:table-cell office:value-type="percentage" office:value="0.87332724336633749" table:style-name="ce47">
            <text:p>87,3%</text:p>
          </table:table-cell>
          <table:table-cell office:value-type="float" office:value="172205" table:style-name="ce46">
            <text:p>172.205</text:p>
          </table:table-cell>
          <table:table-cell office:value-type="percentage" office:value="0.95665724110729022" table:style-name="ce47">
            <text:p>95,7%</text:p>
          </table:table-cell>
          <table:table-cell office:value-type="float" office:value="2324711" table:style-name="ce46">
            <text:p>2.324.71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71231783945957" table:style-name="ce47">
            <text:p>94,7%</text:p>
          </table:table-cell>
          <table:table-cell office:value-type="percentage" office:value="0.86042440296703815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21" table:style-name="ce46">
            <text:p>23.421</text:p>
          </table:table-cell>
          <table:table-cell office:value-type="percentage" office:value="1" table:style-name="ce47">
            <text:p>100,0%</text:p>
          </table:table-cell>
          <table:table-cell office:value-type="float" office:value="28724" table:style-name="ce46">
            <text:p>28.724</text:p>
          </table:table-cell>
          <table:table-cell office:value-type="percentage" office:value="1" table:style-name="ce47">
            <text:p>100,0%</text:p>
          </table:table-cell>
          <table:table-cell office:value-type="float" office:value="38264" table:style-name="ce46">
            <text:p>38.264</text:p>
          </table:table-cell>
          <table:table-cell office:value-type="percentage" office:value="1" table:style-name="ce47">
            <text:p>100,0%</text:p>
          </table:table-cell>
          <table:table-cell office:value-type="float" office:value="45687" table:style-name="ce46">
            <text:p>45.687</text:p>
          </table:table-cell>
          <table:table-cell office:value-type="percentage" office:value="0.95852215508559924" table:style-name="ce47">
            <text:p>95,9%</text:p>
          </table:table-cell>
          <table:table-cell office:value-type="float" office:value="48076" table:style-name="ce46">
            <text:p>48.076</text:p>
          </table:table-cell>
          <table:table-cell office:value-type="percentage" office:value="0.90800234196460616" table:style-name="ce47">
            <text:p>90,8%</text:p>
          </table:table-cell>
          <table:table-cell office:value-type="float" office:value="32049" table:style-name="ce46">
            <text:p>32.049</text:p>
          </table:table-cell>
          <table:table-cell office:value-type="percentage" office:value="0.81510211348203154" table:style-name="ce47">
            <text:p>81,5%</text:p>
          </table:table-cell>
          <table:table-cell office:value-type="float" office:value="25213" table:style-name="ce46">
            <text:p>25.213</text:p>
          </table:table-cell>
          <table:table-cell office:value-type="percentage" office:value="0.82779565303040248" table:style-name="ce47">
            <text:p>82,8%</text:p>
          </table:table-cell>
          <table:table-cell office:value-type="float" office:value="23087" table:style-name="ce46">
            <text:p>23.087</text:p>
          </table:table-cell>
          <table:table-cell office:value-type="percentage" office:value="0.90423781920726931" table:style-name="ce47">
            <text:p>90,4%</text:p>
          </table:table-cell>
          <table:table-cell office:value-type="float" office:value="264521" table:style-name="ce46">
            <text:p>264.521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3151037081381838" table:style-name="ce47">
            <text:p>93,2%</text:p>
          </table:table-cell>
          <table:table-cell office:value-type="percentage" office:value="0.82685034102915156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897" table:style-name="ce46">
            <text:p>374.897</text:p>
          </table:table-cell>
          <table:table-cell office:value-type="percentage" office:value="1" table:style-name="ce47">
            <text:p>100,0%</text:p>
          </table:table-cell>
          <table:table-cell office:value-type="float" office:value="512495" table:style-name="ce46">
            <text:p>512.495</text:p>
          </table:table-cell>
          <table:table-cell office:value-type="percentage" office:value="0.97417507950296622" table:style-name="ce47">
            <text:p>97,4%</text:p>
          </table:table-cell>
          <table:table-cell office:value-type="float" office:value="692220" table:style-name="ce46">
            <text:p>692.220</text:p>
          </table:table-cell>
          <table:table-cell office:value-type="percentage" office:value="0.98421351214164754" table:style-name="ce47">
            <text:p>98,4%</text:p>
          </table:table-cell>
          <table:table-cell office:value-type="float" office:value="947405" table:style-name="ce46">
            <text:p>947.405</text:p>
          </table:table-cell>
          <table:table-cell office:value-type="percentage" office:value="0.97391196186610995" table:style-name="ce47">
            <text:p>97,4%</text:p>
          </table:table-cell>
          <table:table-cell office:value-type="float" office:value="1045330" table:style-name="ce46">
            <text:p>1.045.330</text:p>
          </table:table-cell>
          <table:table-cell office:value-type="percentage" office:value="0.89653173192129132" table:style-name="ce47">
            <text:p>89,7%</text:p>
          </table:table-cell>
          <table:table-cell office:value-type="float" office:value="767634" table:style-name="ce46">
            <text:p>767.634</text:p>
          </table:table-cell>
          <table:table-cell office:value-type="percentage" office:value="0.80834210858851774" table:style-name="ce47">
            <text:p>80,8%</text:p>
          </table:table-cell>
          <table:table-cell office:value-type="float" office:value="620997" table:style-name="ce46">
            <text:p>620.997</text:p>
          </table:table-cell>
          <table:table-cell office:value-type="percentage" office:value="0.83638775716354086" table:style-name="ce47">
            <text:p>83,6%</text:p>
          </table:table-cell>
          <table:table-cell office:value-type="float" office:value="469763" table:style-name="ce46">
            <text:p>469.763</text:p>
          </table:table-cell>
          <table:table-cell office:value-type="percentage" office:value="0.84864924432111744" table:style-name="ce47">
            <text:p>84,9%</text:p>
          </table:table-cell>
          <table:table-cell office:value-type="float" office:value="5430741" table:style-name="ce46">
            <text:p>5.430.741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846407381007865" table:style-name="ce47">
            <text:p>90,8%</text:p>
          </table:table-cell>
          <table:table-cell office:value-type="percentage" office:value="0.80100747976957731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190" table:style-name="ce46">
            <text:p>74.190</text:p>
          </table:table-cell>
          <table:table-cell office:value-type="percentage" office:value="1" table:style-name="ce47">
            <text:p>100,0%</text:p>
          </table:table-cell>
          <table:table-cell office:value-type="float" office:value="103828" table:style-name="ce46">
            <text:p>103.828</text:p>
          </table:table-cell>
          <table:table-cell office:value-type="percentage" office:value="1" table:style-name="ce47">
            <text:p>100,0%</text:p>
          </table:table-cell>
          <table:table-cell office:value-type="float" office:value="149548" table:style-name="ce46">
            <text:p>149.548</text:p>
          </table:table-cell>
          <table:table-cell office:value-type="percentage" office:value="1" table:style-name="ce47">
            <text:p>100,0%</text:p>
          </table:table-cell>
          <table:table-cell office:value-type="float" office:value="209286" table:style-name="ce46">
            <text:p>209.286</text:p>
          </table:table-cell>
          <table:table-cell office:value-type="percentage" office:value="0.98138387665528759" table:style-name="ce47">
            <text:p>98,1%</text:p>
          </table:table-cell>
          <table:table-cell office:value-type="float" office:value="235366" table:style-name="ce46">
            <text:p>235.366</text:p>
          </table:table-cell>
          <table:table-cell office:value-type="percentage" office:value="0.92606538478184741" table:style-name="ce47">
            <text:p>92,6%</text:p>
          </table:table-cell>
          <table:table-cell office:value-type="float" office:value="172827" table:style-name="ce46">
            <text:p>172.827</text:p>
          </table:table-cell>
          <table:table-cell office:value-type="percentage" office:value="0.82691157543193161" table:style-name="ce47">
            <text:p>82,7%</text:p>
          </table:table-cell>
          <table:table-cell office:value-type="float" office:value="147985" table:style-name="ce46">
            <text:p>147.985</text:p>
          </table:table-cell>
          <table:table-cell office:value-type="percentage" office:value="0.85913914820491388" table:style-name="ce47">
            <text:p>85,9%</text:p>
          </table:table-cell>
          <table:table-cell office:value-type="float" office:value="126569" table:style-name="ce46">
            <text:p>126.569</text:p>
          </table:table-cell>
          <table:table-cell office:value-type="percentage" office:value="0.89199684271357493" table:style-name="ce47">
            <text:p>89,2%</text:p>
          </table:table-cell>
          <table:table-cell office:value-type="float" office:value="1219599" table:style-name="ce46">
            <text:p>1.219.599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3089424999064985" table:style-name="ce47">
            <text:p>93,1%</text:p>
          </table:table-cell>
          <table:table-cell office:value-type="percentage" office:value="0.80701286550017171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64" table:style-name="ce46">
            <text:p>42.564</text:p>
          </table:table-cell>
          <table:table-cell office:value-type="percentage" office:value="1" table:style-name="ce47">
            <text:p>100,0%</text:p>
          </table:table-cell>
          <table:table-cell office:value-type="float" office:value="55974" table:style-name="ce46">
            <text:p>55.974</text:p>
          </table:table-cell>
          <table:table-cell office:value-type="percentage" office:value="1" table:style-name="ce47">
            <text:p>100,0%</text:p>
          </table:table-cell>
          <table:table-cell office:value-type="float" office:value="72555" table:style-name="ce46">
            <text:p>72.555</text:p>
          </table:table-cell>
          <table:table-cell office:value-type="percentage" office:value="0.98254428254157411" table:style-name="ce47">
            <text:p>98,3%</text:p>
          </table:table-cell>
          <table:table-cell office:value-type="float" office:value="92381" table:style-name="ce46">
            <text:p>92.381</text:p>
          </table:table-cell>
          <table:table-cell office:value-type="percentage" office:value="0.95539537096407223" table:style-name="ce47">
            <text:p>95,5%</text:p>
          </table:table-cell>
          <table:table-cell office:value-type="float" office:value="96267" table:style-name="ce46">
            <text:p>96.267</text:p>
          </table:table-cell>
          <table:table-cell office:value-type="percentage" office:value="0.89134460472954202" table:style-name="ce47">
            <text:p>89,1%</text:p>
          </table:table-cell>
          <table:table-cell office:value-type="float" office:value="65514" table:style-name="ce46">
            <text:p>65.514</text:p>
          </table:table-cell>
          <table:table-cell office:value-type="percentage" office:value="0.80542407887781065" table:style-name="ce47">
            <text:p>80,5%</text:p>
          </table:table-cell>
          <table:table-cell office:value-type="float" office:value="59337" table:style-name="ce46">
            <text:p>59.337</text:p>
          </table:table-cell>
          <table:table-cell office:value-type="percentage" office:value="0.87097626491699331" table:style-name="ce47">
            <text:p>87,1%</text:p>
          </table:table-cell>
          <table:table-cell office:value-type="float" office:value="51243" table:style-name="ce46">
            <text:p>51.243</text:p>
          </table:table-cell>
          <table:table-cell office:value-type="percentage" office:value="0.90875718237922964" table:style-name="ce47">
            <text:p>90,9%</text:p>
          </table:table-cell>
          <table:table-cell office:value-type="float" office:value="535835" table:style-name="ce46">
            <text:p>535.835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2170175142856159" table:style-name="ce47">
            <text:p>92,2%</text:p>
          </table:table-cell>
          <table:table-cell office:value-type="percentage" office:value="0.8104014386030185" table:style-name="ce47">
            <text:p>81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502" table:style-name="ce46">
            <text:p>164.502</text:p>
          </table:table-cell>
          <table:table-cell office:value-type="percentage" office:value="1" table:style-name="ce47">
            <text:p>100,0%</text:p>
          </table:table-cell>
          <table:table-cell office:value-type="float" office:value="214170" table:style-name="ce46">
            <text:p>214.170</text:p>
          </table:table-cell>
          <table:table-cell office:value-type="percentage" office:value="1" table:style-name="ce47">
            <text:p>100,0%</text:p>
          </table:table-cell>
          <table:table-cell office:value-type="float" office:value="279650" table:style-name="ce46">
            <text:p>279.650</text:p>
          </table:table-cell>
          <table:table-cell office:value-type="percentage" office:value="0.99832571157258165" table:style-name="ce47">
            <text:p>99,8%</text:p>
          </table:table-cell>
          <table:table-cell office:value-type="float" office:value="326036" table:style-name="ce46">
            <text:p>326.036</text:p>
          </table:table-cell>
          <table:table-cell office:value-type="percentage" office:value="0.95899428490750849" table:style-name="ce47">
            <text:p>95,9%</text:p>
          </table:table-cell>
          <table:table-cell office:value-type="float" office:value="324540" table:style-name="ce46">
            <text:p>324.540</text:p>
          </table:table-cell>
          <table:table-cell office:value-type="percentage" office:value="0.89619007381266003" table:style-name="ce47">
            <text:p>89,6%</text:p>
          </table:table-cell>
          <table:table-cell office:value-type="float" office:value="209043" table:style-name="ce46">
            <text:p>209.043</text:p>
          </table:table-cell>
          <table:table-cell office:value-type="percentage" office:value="0.802335890812649" table:style-name="ce47">
            <text:p>80,2%</text:p>
          </table:table-cell>
          <table:table-cell office:value-type="float" office:value="171910" table:style-name="ce46">
            <text:p>171.910</text:p>
          </table:table-cell>
          <table:table-cell office:value-type="percentage" office:value="0.85300743298897452" table:style-name="ce47">
            <text:p>85,3%</text:p>
          </table:table-cell>
          <table:table-cell office:value-type="float" office:value="154347" table:style-name="ce46">
            <text:p>154.347</text:p>
          </table:table-cell>
          <table:table-cell office:value-type="percentage" office:value="0.9154300558698979" table:style-name="ce47">
            <text:p>91,5%</text:p>
          </table:table-cell>
          <table:table-cell office:value-type="float" office:value="1844198" table:style-name="ce46">
            <text:p>1.844.198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2956198842406257" table:style-name="ce47">
            <text:p>93,0%</text:p>
          </table:table-cell>
          <table:table-cell office:value-type="percentage" office:value="0.83053126677547084" table:style-name="ce47">
            <text:p>83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14" table:style-name="ce46">
            <text:p>2.414</text:p>
          </table:table-cell>
          <table:table-cell office:value-type="percentage" office:value="0.92667946257197698" table:style-name="ce47">
            <text:p>92,7%</text:p>
          </table:table-cell>
          <table:table-cell office:value-type="float" office:value="3912" table:style-name="ce46">
            <text:p>3.912</text:p>
          </table:table-cell>
          <table:table-cell office:value-type="percentage" office:value="0.90597498842056512" table:style-name="ce47">
            <text:p>90,6%</text:p>
          </table:table-cell>
          <table:table-cell office:value-type="float" office:value="7702" table:style-name="ce46">
            <text:p>7.702</text:p>
          </table:table-cell>
          <table:table-cell office:value-type="percentage" office:value="0.98027236858851974" table:style-name="ce47">
            <text:p>98,0%</text:p>
          </table:table-cell>
          <table:table-cell office:value-type="float" office:value="10666" table:style-name="ce46">
            <text:p>10.666</text:p>
          </table:table-cell>
          <table:table-cell office:value-type="percentage" office:value="0.92298373139494638" table:style-name="ce47">
            <text:p>92,3%</text:p>
          </table:table-cell>
          <table:table-cell office:value-type="float" office:value="11281" table:style-name="ce46">
            <text:p>11.281</text:p>
          </table:table-cell>
          <table:table-cell office:value-type="percentage" office:value="0.89234298370511" table:style-name="ce47">
            <text:p>89,2%</text:p>
          </table:table-cell>
          <table:table-cell office:value-type="float" office:value="9466" table:style-name="ce46">
            <text:p>9.466</text:p>
          </table:table-cell>
          <table:table-cell office:value-type="percentage" office:value="0.79586346056835378" table:style-name="ce47">
            <text:p>79,6%</text:p>
          </table:table-cell>
          <table:table-cell office:value-type="float" office:value="9529" table:style-name="ce46">
            <text:p>9.529</text:p>
          </table:table-cell>
          <table:table-cell office:value-type="percentage" office:value="0.86887936536883381" table:style-name="ce47">
            <text:p>86,9%</text:p>
          </table:table-cell>
          <table:table-cell office:value-type="float" office:value="8972" table:style-name="ce46">
            <text:p>8.972</text:p>
          </table:table-cell>
          <table:table-cell office:value-type="percentage" office:value="0.98312513697129078" table:style-name="ce47">
            <text:p>98,3%</text:p>
          </table:table-cell>
          <table:table-cell office:value-type="float" office:value="63942" table:style-name="ce46">
            <text:p>63.942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90103572183470726" table:style-name="ce47">
            <text:p>90,1%</text:p>
          </table:table-cell>
          <table:table-cell office:value-type="percentage" office:value="0.75938813804897742" table:style-name="ce47">
            <text:p>75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6" table:style-name="ce46">
            <text:p>2.096</text:p>
          </table:table-cell>
          <table:table-cell office:value-type="percentage" office:value="0.89229459344401874" table:style-name="ce47">
            <text:p>89,2%</text:p>
          </table:table-cell>
          <table:table-cell office:value-type="float" office:value="3423" table:style-name="ce46">
            <text:p>3.423</text:p>
          </table:table-cell>
          <table:table-cell office:value-type="percentage" office:value="0.91328708644610457" table:style-name="ce47">
            <text:p>91,3%</text:p>
          </table:table-cell>
          <table:table-cell office:value-type="float" office:value="7495" table:style-name="ce46">
            <text:p>7.495</text:p>
          </table:table-cell>
          <table:table-cell office:value-type="percentage" office:value="0.95758272645969078" table:style-name="ce47">
            <text:p>95,8%</text:p>
          </table:table-cell>
          <table:table-cell office:value-type="float" office:value="10133" table:style-name="ce46">
            <text:p>10.133</text:p>
          </table:table-cell>
          <table:table-cell office:value-type="percentage" office:value="0.89680502699353926" table:style-name="ce47">
            <text:p>89,7%</text:p>
          </table:table-cell>
          <table:table-cell office:value-type="float" office:value="10613" table:style-name="ce46">
            <text:p>10.613</text:p>
          </table:table-cell>
          <table:table-cell office:value-type="percentage" office:value="0.88426928845192465" table:style-name="ce47">
            <text:p>88,4%</text:p>
          </table:table-cell>
          <table:table-cell office:value-type="float" office:value="9195" table:style-name="ce46">
            <text:p>9.195</text:p>
          </table:table-cell>
          <table:table-cell office:value-type="percentage" office:value="0.75785049039808783" table:style-name="ce47">
            <text:p>75,8%</text:p>
          </table:table-cell>
          <table:table-cell office:value-type="float" office:value="9528" table:style-name="ce46">
            <text:p>9.528</text:p>
          </table:table-cell>
          <table:table-cell office:value-type="percentage" office:value="0.79433097123801588" table:style-name="ce47">
            <text:p>79,4%</text:p>
          </table:table-cell>
          <table:table-cell office:value-type="float" office:value="8591" table:style-name="ce46">
            <text:p>8.591</text:p>
          </table:table-cell>
          <table:table-cell office:value-type="percentage" office:value="0.89732609149780651" table:style-name="ce47">
            <text:p>89,7%</text:p>
          </table:table-cell>
          <table:table-cell office:value-type="float" office:value="61074" table:style-name="ce46">
            <text:p>61.074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6108252146573239" table:style-name="ce47">
            <text:p>86,1%</text:p>
          </table:table-cell>
          <table:table-cell office:value-type="percentage" office:value="0.70138729385823873" table:style-name="ce47">
            <text:p>70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1" table:style-name="ce46">
            <text:p>31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89" table:style-name="ce46">
            <text:p>3.689</text:p>
          </table:table-cell>
          <table:table-cell office:value-type="string" table:style-name="ce47">
            <text:p>-</text:p>
          </table:table-cell>
          <table:table-cell office:value-type="float" office:value="9694" table:style-name="ce46">
            <text:p>9.694</text:p>
          </table:table-cell>
          <table:table-cell office:value-type="string" table:style-name="ce47">
            <text:p>-</text:p>
          </table:table-cell>
          <table:table-cell office:value-type="float" office:value="22728" table:style-name="ce46">
            <text:p>22.728</text:p>
          </table:table-cell>
          <table:table-cell office:value-type="string" table:style-name="ce47">
            <text:p>-</text:p>
          </table:table-cell>
          <table:table-cell office:value-type="float" office:value="32876" table:style-name="ce46">
            <text:p>32.876</text:p>
          </table:table-cell>
          <table:table-cell office:value-type="string" table:style-name="ce47">
            <text:p>-</text:p>
          </table:table-cell>
          <table:table-cell office:value-type="float" office:value="25035" table:style-name="ce46">
            <text:p>25.035</text:p>
          </table:table-cell>
          <table:table-cell office:value-type="string" table:style-name="ce47">
            <text:p>-</text:p>
          </table:table-cell>
          <table:table-cell office:value-type="float" office:value="1228" table:style-name="ce46">
            <text:p>1.228</text:p>
          </table:table-cell>
          <table:table-cell office:value-type="string" table:style-name="ce47">
            <text:p>-</text:p>
          </table:table-cell>
          <table:table-cell office:value-type="float" office:value="95301" table:style-name="ce46">
            <text:p>95.30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2" table:style-name="ce49">
            <text:p>32</text:p>
          </table:table-cell>
          <table:table-cell office:value-type="string" table:style-name="ce50">
            <text:p>-</text:p>
          </table:table-cell>
          <table:table-cell office:value-type="float" office:value="51" table:style-name="ce49">
            <text:p>51</text:p>
          </table:table-cell>
          <table:table-cell office:value-type="string" table:style-name="ce50">
            <text:p>-</text:p>
          </table:table-cell>
          <table:table-cell office:value-type="float" office:value="310" table:style-name="ce49">
            <text:p>310</text:p>
          </table:table-cell>
          <table:table-cell office:value-type="string" table:style-name="ce50">
            <text:p>-</text:p>
          </table:table-cell>
          <table:table-cell office:value-type="float" office:value="896" table:style-name="ce49">
            <text:p>896</text:p>
          </table:table-cell>
          <table:table-cell office:value-type="string" table:style-name="ce50">
            <text:p>-</text:p>
          </table:table-cell>
          <table:table-cell office:value-type="float" office:value="1876" table:style-name="ce49">
            <text:p>1.876</text:p>
          </table:table-cell>
          <table:table-cell office:value-type="string" table:style-name="ce50">
            <text:p>-</text:p>
          </table:table-cell>
          <table:table-cell office:value-type="float" office:value="2310" table:style-name="ce49">
            <text:p>2.310</text:p>
          </table:table-cell>
          <table:table-cell office:value-type="string" table:style-name="ce50">
            <text:p>-</text:p>
          </table:table-cell>
          <table:table-cell office:value-type="float" office:value="2053" table:style-name="ce49">
            <text:p>2.053</text:p>
          </table:table-cell>
          <table:table-cell office:value-type="string" table:style-name="ce50">
            <text:p>-</text:p>
          </table:table-cell>
          <table:table-cell office:value-type="float" office:value="262" table:style-name="ce49">
            <text:p>262</text:p>
          </table:table-cell>
          <table:table-cell office:value-type="string" table:style-name="ce50">
            <text:p>-</text:p>
          </table:table-cell>
          <table:table-cell office:value-type="float" office:value="7790" table:style-name="ce49">
            <text:p>7.790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6308" table:style-name="ce53">
            <text:p>2.946.308</text:p>
          </table:table-cell>
          <table:table-cell office:value-type="percentage" office:value="1" table:style-name="ce54">
            <text:p>100,0%</text:p>
          </table:table-cell>
          <table:table-cell office:value-type="float" office:value="3959329" table:style-name="ce53">
            <text:p>3.959.329</text:p>
          </table:table-cell>
          <table:table-cell office:value-type="percentage" office:value="0.99981919397380581" table:style-name="ce54">
            <text:p>100,0%</text:p>
          </table:table-cell>
          <table:table-cell office:value-type="float" office:value="5317083" table:style-name="ce53">
            <text:p>5.317.083</text:p>
          </table:table-cell>
          <table:table-cell office:value-type="percentage" office:value="0.99627074157586326" table:style-name="ce54">
            <text:p>99,6%</text:p>
          </table:table-cell>
          <table:table-cell office:value-type="float" office:value="6737942" table:style-name="ce53">
            <text:p>6.737.942</text:p>
          </table:table-cell>
          <table:table-cell office:value-type="percentage" office:value="0.95800495527992102" table:style-name="ce54">
            <text:p>95,8%</text:p>
          </table:table-cell>
          <table:table-cell office:value-type="float" office:value="7081637" table:style-name="ce53">
            <text:p>7.081.637</text:p>
          </table:table-cell>
          <table:table-cell office:value-type="percentage" office:value="0.89734832775091211" table:style-name="ce54">
            <text:p>89,7%</text:p>
          </table:table-cell>
          <table:table-cell office:value-type="float" office:value="5055172" table:style-name="ce53">
            <text:p>5.055.172</text:p>
          </table:table-cell>
          <table:table-cell office:value-type="percentage" office:value="0.81137159185368912" table:style-name="ce54">
            <text:p>81,1%</text:p>
          </table:table-cell>
          <table:table-cell office:value-type="float" office:value="4166234" table:style-name="ce53">
            <text:p>4.166.234</text:p>
          </table:table-cell>
          <table:table-cell office:value-type="percentage" office:value="0.84257579924928816" table:style-name="ce54">
            <text:p>84,3%</text:p>
          </table:table-cell>
          <table:table-cell office:value-type="float" office:value="3492391" table:style-name="ce53">
            <text:p>3.492.391</text:p>
          </table:table-cell>
          <table:table-cell office:value-type="percentage" office:value="0.89809025465157122" table:style-name="ce54">
            <text:p>89,8%</text:p>
          </table:table-cell>
          <table:table-cell office:value-type="float" office:value="38756096" table:style-name="ce53">
            <text:p>38.756.096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2013901196697701" table:style-name="ce54">
            <text:p>92,0%</text:p>
          </table:table-cell>
          <table:table-cell office:value-type="percentage" office:value="0.81676389194322241" table:style-name="ce54">
            <text:p>81,7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945" table:style-name="ce43">
            <text:p>429.945</text:p>
          </table:table-cell>
          <table:table-cell office:value-type="percentage" office:value="1" table:style-name="ce44">
            <text:p>100,0%</text:p>
          </table:table-cell>
          <table:table-cell office:value-type="float" office:value="651582" table:style-name="ce43">
            <text:p>651.582</text:p>
          </table:table-cell>
          <table:table-cell office:value-type="percentage" office:value="1" table:style-name="ce44">
            <text:p>100,0%</text:p>
          </table:table-cell>
          <table:table-cell office:value-type="float" office:value="922375" table:style-name="ce43">
            <text:p>922.375</text:p>
          </table:table-cell>
          <table:table-cell office:value-type="percentage" office:value="1.0067980356864128" table:style-name="ce44">
            <text:p>100,7%</text:p>
          </table:table-cell>
          <table:table-cell office:value-type="float" office:value="1212392" table:style-name="ce43">
            <text:p>1.212.392</text:p>
          </table:table-cell>
          <table:table-cell office:value-type="percentage" office:value="0.95839673807786585" table:style-name="ce44">
            <text:p>95,8%</text:p>
          </table:table-cell>
          <table:table-cell office:value-type="float" office:value="1250645" table:style-name="ce43">
            <text:p>1.250.645</text:p>
          </table:table-cell>
          <table:table-cell office:value-type="percentage" office:value="0.90291846014118693" table:style-name="ce44">
            <text:p>90,3%</text:p>
          </table:table-cell>
          <table:table-cell office:value-type="float" office:value="928932" table:style-name="ce43">
            <text:p>928.932</text:p>
          </table:table-cell>
          <table:table-cell office:value-type="percentage" office:value="0.81469755318505166" table:style-name="ce44">
            <text:p>81,5%</text:p>
          </table:table-cell>
          <table:table-cell office:value-type="float" office:value="767831" table:style-name="ce43">
            <text:p>767.831</text:p>
          </table:table-cell>
          <table:table-cell office:value-type="percentage" office:value="0.82680537369491058" table:style-name="ce44">
            <text:p>82,7%</text:p>
          </table:table-cell>
          <table:table-cell office:value-type="float" office:value="676339" table:style-name="ce43">
            <text:p>676.339</text:p>
          </table:table-cell>
          <table:table-cell office:value-type="percentage" office:value="0.89830350893271016" table:style-name="ce44">
            <text:p>89,8%</text:p>
          </table:table-cell>
          <table:table-cell office:value-type="float" office:value="6840041" table:style-name="ce43">
            <text:p>6.840.041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788297733151281" table:style-name="ce44">
            <text:p>91,8%</text:p>
          </table:table-cell>
          <table:table-cell office:value-type="percentage" office:value="0.80809414854737083" table:style-name="ce44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368" table:style-name="ce46">
            <text:p>100.368</text:p>
          </table:table-cell>
          <table:table-cell office:value-type="percentage" office:value="1" table:style-name="ce47">
            <text:p>100,0%</text:p>
          </table:table-cell>
          <table:table-cell office:value-type="float" office:value="118944" table:style-name="ce46">
            <text:p>118.944</text:p>
          </table:table-cell>
          <table:table-cell office:value-type="percentage" office:value="0.99990752805682825" table:style-name="ce47">
            <text:p>100,0%</text:p>
          </table:table-cell>
          <table:table-cell office:value-type="float" office:value="152976" table:style-name="ce46">
            <text:p>152.976</text:p>
          </table:table-cell>
          <table:table-cell office:value-type="percentage" office:value="0.97831383859765808" table:style-name="ce47">
            <text:p>97,8%</text:p>
          </table:table-cell>
          <table:table-cell office:value-type="float" office:value="184756" table:style-name="ce46">
            <text:p>184.756</text:p>
          </table:table-cell>
          <table:table-cell office:value-type="percentage" office:value="0.93185921943247962" table:style-name="ce47">
            <text:p>93,2%</text:p>
          </table:table-cell>
          <table:table-cell office:value-type="float" office:value="187200" table:style-name="ce46">
            <text:p>187.200</text:p>
          </table:table-cell>
          <table:table-cell office:value-type="percentage" office:value="0.87092857176088545" table:style-name="ce47">
            <text:p>87,1%</text:p>
          </table:table-cell>
          <table:table-cell office:value-type="float" office:value="125529" table:style-name="ce46">
            <text:p>125.529</text:p>
          </table:table-cell>
          <table:table-cell office:value-type="percentage" office:value="0.7640882363682846" table:style-name="ce47">
            <text:p>76,4%</text:p>
          </table:table-cell>
          <table:table-cell office:value-type="float" office:value="103893" table:style-name="ce46">
            <text:p>103.893</text:p>
          </table:table-cell>
          <table:table-cell office:value-type="percentage" office:value="0.79671935031173069" table:style-name="ce47">
            <text:p>79,7%</text:p>
          </table:table-cell>
          <table:table-cell office:value-type="float" office:value="88123" table:style-name="ce46">
            <text:p>88.123</text:p>
          </table:table-cell>
          <table:table-cell office:value-type="percentage" office:value="0.85465866219243714" table:style-name="ce47">
            <text:p>85,5%</text:p>
          </table:table-cell>
          <table:table-cell office:value-type="float" office:value="1061789" table:style-name="ce46">
            <text:p>1.061.789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592316143153428" table:style-name="ce47">
            <text:p>89,6%</text:p>
          </table:table-cell>
          <table:table-cell office:value-type="percentage" office:value="0.79870331602967071" table:style-name="ce47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71" table:style-name="ce46">
            <text:p>88.271</text:p>
          </table:table-cell>
          <table:table-cell office:value-type="percentage" office:value="1" table:style-name="ce47">
            <text:p>100,0%</text:p>
          </table:table-cell>
          <table:table-cell office:value-type="float" office:value="114042" table:style-name="ce46">
            <text:p>114.042</text:p>
          </table:table-cell>
          <table:table-cell office:value-type="percentage" office:value="1" table:style-name="ce47">
            <text:p>100,0%</text:p>
          </table:table-cell>
          <table:table-cell office:value-type="float" office:value="147400" table:style-name="ce46">
            <text:p>147.400</text:p>
          </table:table-cell>
          <table:table-cell office:value-type="percentage" office:value="0.98495175473765806" table:style-name="ce47">
            <text:p>98,5%</text:p>
          </table:table-cell>
          <table:table-cell office:value-type="float" office:value="152296" table:style-name="ce46">
            <text:p>152.296</text:p>
          </table:table-cell>
          <table:table-cell office:value-type="percentage" office:value="0.93637062313627839" table:style-name="ce47">
            <text:p>93,6%</text:p>
          </table:table-cell>
          <table:table-cell office:value-type="float" office:value="150362" table:style-name="ce46">
            <text:p>150.362</text:p>
          </table:table-cell>
          <table:table-cell office:value-type="percentage" office:value="0.90040899917960637" table:style-name="ce47">
            <text:p>90,0%</text:p>
          </table:table-cell>
          <table:table-cell office:value-type="float" office:value="90296" table:style-name="ce46">
            <text:p>90.296</text:p>
          </table:table-cell>
          <table:table-cell office:value-type="percentage" office:value="0.78894898253401013" table:style-name="ce47">
            <text:p>78,9%</text:p>
          </table:table-cell>
          <table:table-cell office:value-type="float" office:value="65945" table:style-name="ce46">
            <text:p>65.945</text:p>
          </table:table-cell>
          <table:table-cell office:value-type="percentage" office:value="0.833575608954507" table:style-name="ce47">
            <text:p>83,4%</text:p>
          </table:table-cell>
          <table:table-cell office:value-type="float" office:value="60138" table:style-name="ce46">
            <text:p>60.138</text:p>
          </table:table-cell>
          <table:table-cell office:value-type="percentage" office:value="0.93965624999999997" table:style-name="ce47">
            <text:p>94,0%</text:p>
          </table:table-cell>
          <table:table-cell office:value-type="float" office:value="868750" table:style-name="ce46">
            <text:p>868.750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021189022268336" table:style-name="ce47">
            <text:p>93,0%</text:p>
          </table:table-cell>
          <table:table-cell office:value-type="percentage" office:value="0.8527322769105129" table:style-name="ce47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176" table:style-name="ce46">
            <text:p>51.176</text:p>
          </table:table-cell>
          <table:table-cell office:value-type="percentage" office:value="1" table:style-name="ce47">
            <text:p>100,0%</text:p>
          </table:table-cell>
          <table:table-cell office:value-type="float" office:value="79245" table:style-name="ce46">
            <text:p>79.245</text:p>
          </table:table-cell>
          <table:table-cell office:value-type="percentage" office:value="0.98421431765115008" table:style-name="ce47">
            <text:p>98,4%</text:p>
          </table:table-cell>
          <table:table-cell office:value-type="float" office:value="110021" table:style-name="ce46">
            <text:p>110.021</text:p>
          </table:table-cell>
          <table:table-cell office:value-type="percentage" office:value="0.93849749639600444" table:style-name="ce47">
            <text:p>93,8%</text:p>
          </table:table-cell>
          <table:table-cell office:value-type="float" office:value="150265" table:style-name="ce46">
            <text:p>150.265</text:p>
          </table:table-cell>
          <table:table-cell office:value-type="percentage" office:value="0.90631917344704671" table:style-name="ce47">
            <text:p>90,6%</text:p>
          </table:table-cell>
          <table:table-cell office:value-type="float" office:value="169073" table:style-name="ce46">
            <text:p>169.073</text:p>
          </table:table-cell>
          <table:table-cell office:value-type="percentage" office:value="0.82005800981704591" table:style-name="ce47">
            <text:p>82,0%</text:p>
          </table:table-cell>
          <table:table-cell office:value-type="float" office:value="128690" table:style-name="ce46">
            <text:p>128.690</text:p>
          </table:table-cell>
          <table:table-cell office:value-type="percentage" office:value="0.7063621443901047" table:style-name="ce47">
            <text:p>70,6%</text:p>
          </table:table-cell>
          <table:table-cell office:value-type="float" office:value="98714" table:style-name="ce46">
            <text:p>98.714</text:p>
          </table:table-cell>
          <table:table-cell office:value-type="percentage" office:value="0.71561960824114479" table:style-name="ce47">
            <text:p>71,6%</text:p>
          </table:table-cell>
          <table:table-cell office:value-type="float" office:value="76431" table:style-name="ce46">
            <text:p>76.431</text:p>
          </table:table-cell>
          <table:table-cell office:value-type="percentage" office:value="0.80049224968579802" table:style-name="ce47">
            <text:p>80,0%</text:p>
          </table:table-cell>
          <table:table-cell office:value-type="float" office:value="863615" table:style-name="ce46">
            <text:p>863.615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451786558079444" table:style-name="ce47">
            <text:p>83,5%</text:p>
          </table:table-cell>
          <table:table-cell office:value-type="percentage" office:value="0.73716030909663577" table:style-name="ce47">
            <text:p>73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286" table:style-name="ce46">
            <text:p>92.286</text:p>
          </table:table-cell>
          <table:table-cell office:value-type="percentage" office:value="1" table:style-name="ce47">
            <text:p>100,0%</text:p>
          </table:table-cell>
          <table:table-cell office:value-type="float" office:value="150846" table:style-name="ce46">
            <text:p>150.846</text:p>
          </table:table-cell>
          <table:table-cell office:value-type="percentage" office:value="0.97615365201804172" table:style-name="ce47">
            <text:p>97,6%</text:p>
          </table:table-cell>
          <table:table-cell office:value-type="float" office:value="221857" table:style-name="ce46">
            <text:p>221.857</text:p>
          </table:table-cell>
          <table:table-cell office:value-type="percentage" office:value="0.9437028907831827" table:style-name="ce47">
            <text:p>94,4%</text:p>
          </table:table-cell>
          <table:table-cell office:value-type="float" office:value="319972" table:style-name="ce46">
            <text:p>319.972</text:p>
          </table:table-cell>
          <table:table-cell office:value-type="percentage" office:value="0.91287031542429364" table:style-name="ce47">
            <text:p>91,3%</text:p>
          </table:table-cell>
          <table:table-cell office:value-type="float" office:value="316583" table:style-name="ce46">
            <text:p>316.583</text:p>
          </table:table-cell>
          <table:table-cell office:value-type="percentage" office:value="0.81609542075251851" table:style-name="ce47">
            <text:p>81,6%</text:p>
          </table:table-cell>
          <table:table-cell office:value-type="float" office:value="226764" table:style-name="ce46">
            <text:p>226.764</text:p>
          </table:table-cell>
          <table:table-cell office:value-type="percentage" office:value="0.72929946548142044" table:style-name="ce47">
            <text:p>72,9%</text:p>
          </table:table-cell>
          <table:table-cell office:value-type="float" office:value="183509" table:style-name="ce46">
            <text:p>183.509</text:p>
          </table:table-cell>
          <table:table-cell office:value-type="percentage" office:value="0.72893925671703452" table:style-name="ce47">
            <text:p>72,9%</text:p>
          </table:table-cell>
          <table:table-cell office:value-type="float" office:value="150008" table:style-name="ce46">
            <text:p>150.008</text:p>
          </table:table-cell>
          <table:table-cell office:value-type="percentage" office:value="0.83431870387158846" table:style-name="ce47">
            <text:p>83,4%</text:p>
          </table:table-cell>
          <table:table-cell office:value-type="float" office:value="1661825" table:style-name="ce46">
            <text:p>1.661.825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753520803519422" table:style-name="ce47">
            <text:p>84,8%</text:p>
          </table:table-cell>
          <table:table-cell office:value-type="percentage" office:value="0.76372318874681056" table:style-name="ce47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43" table:style-name="ce46">
            <text:p>42.143</text:p>
          </table:table-cell>
          <table:table-cell office:value-type="percentage" office:value="1" table:style-name="ce47">
            <text:p>100,0%</text:p>
          </table:table-cell>
          <table:table-cell office:value-type="float" office:value="55919" table:style-name="ce46">
            <text:p>55.919</text:p>
          </table:table-cell>
          <table:table-cell office:value-type="percentage" office:value="1" table:style-name="ce47">
            <text:p>100,0%</text:p>
          </table:table-cell>
          <table:table-cell office:value-type="float" office:value="76061" table:style-name="ce46">
            <text:p>76.061</text:p>
          </table:table-cell>
          <table:table-cell office:value-type="percentage" office:value="0.98339905617686985" table:style-name="ce47">
            <text:p>98,3%</text:p>
          </table:table-cell>
          <table:table-cell office:value-type="float" office:value="84074" table:style-name="ce46">
            <text:p>84.074</text:p>
          </table:table-cell>
          <table:table-cell office:value-type="percentage" office:value="0.9345293673024766" table:style-name="ce47">
            <text:p>93,5%</text:p>
          </table:table-cell>
          <table:table-cell office:value-type="float" office:value="87511" table:style-name="ce46">
            <text:p>87.511</text:p>
          </table:table-cell>
          <table:table-cell office:value-type="percentage" office:value="0.89507921733882934" table:style-name="ce47">
            <text:p>89,5%</text:p>
          </table:table-cell>
          <table:table-cell office:value-type="float" office:value="55039" table:style-name="ce46">
            <text:p>55.039</text:p>
          </table:table-cell>
          <table:table-cell office:value-type="percentage" office:value="0.78099413959956299" table:style-name="ce47">
            <text:p>78,1%</text:p>
          </table:table-cell>
          <table:table-cell office:value-type="float" office:value="41542" table:style-name="ce46">
            <text:p>41.542</text:p>
          </table:table-cell>
          <table:table-cell office:value-type="percentage" office:value="0.82253242253242254" table:style-name="ce47">
            <text:p>82,3%</text:p>
          </table:table-cell>
          <table:table-cell office:value-type="float" office:value="40308" table:style-name="ce46">
            <text:p>40.308</text:p>
          </table:table-cell>
          <table:table-cell office:value-type="percentage" office:value="0.91686190660328004" table:style-name="ce47">
            <text:p>91,7%</text:p>
          </table:table-cell>
          <table:table-cell office:value-type="float" office:value="482597" table:style-name="ce46">
            <text:p>482.597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076347908045186" table:style-name="ce47">
            <text:p>92,1%</text:p>
          </table:table-cell>
          <table:table-cell office:value-type="percentage" office:value="0.82791707053464969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848" table:style-name="ce46">
            <text:p>227.848</text:p>
          </table:table-cell>
          <table:table-cell office:value-type="percentage" office:value="1" table:style-name="ce47">
            <text:p>100,0%</text:p>
          </table:table-cell>
          <table:table-cell office:value-type="float" office:value="250280" table:style-name="ce46">
            <text:p>250.280</text:p>
          </table:table-cell>
          <table:table-cell office:value-type="percentage" office:value="1" table:style-name="ce47">
            <text:p>100,0%</text:p>
          </table:table-cell>
          <table:table-cell office:value-type="float" office:value="321390" table:style-name="ce46">
            <text:p>321.390</text:p>
          </table:table-cell>
          <table:table-cell office:value-type="percentage" office:value="1.0088362238091502" table:style-name="ce47">
            <text:p>100,9%</text:p>
          </table:table-cell>
          <table:table-cell office:value-type="float" office:value="350745" table:style-name="ce46">
            <text:p>350.745</text:p>
          </table:table-cell>
          <table:table-cell office:value-type="percentage" office:value="0.92016790188233755" table:style-name="ce47">
            <text:p>92,0%</text:p>
          </table:table-cell>
          <table:table-cell office:value-type="float" office:value="318845" table:style-name="ce46">
            <text:p>318.845</text:p>
          </table:table-cell>
          <table:table-cell office:value-type="percentage" office:value="0.87762348440015969" table:style-name="ce47">
            <text:p>87,8%</text:p>
          </table:table-cell>
          <table:table-cell office:value-type="float" office:value="211048" table:style-name="ce46">
            <text:p>211.048</text:p>
          </table:table-cell>
          <table:table-cell office:value-type="percentage" office:value="0.78813068790774621" table:style-name="ce47">
            <text:p>78,8%</text:p>
          </table:table-cell>
          <table:table-cell office:value-type="float" office:value="171641" table:style-name="ce46">
            <text:p>171.641</text:p>
          </table:table-cell>
          <table:table-cell office:value-type="percentage" office:value="0.81344132394339497" table:style-name="ce47">
            <text:p>81,3%</text:p>
          </table:table-cell>
          <table:table-cell office:value-type="float" office:value="140358" table:style-name="ce46">
            <text:p>140.358</text:p>
          </table:table-cell>
          <table:table-cell office:value-type="percentage" office:value="0.84889501759988384" table:style-name="ce47">
            <text:p>84,9%</text:p>
          </table:table-cell>
          <table:table-cell office:value-type="float" office:value="1992155" table:style-name="ce46">
            <text:p>1.992.155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540597531628909" table:style-name="ce47">
            <text:p>91,5%</text:p>
          </table:table-cell>
          <table:table-cell office:value-type="percentage" office:value="0.8318259748350465" table:style-name="ce47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254" table:style-name="ce46">
            <text:p>137.254</text:p>
          </table:table-cell>
          <table:table-cell office:value-type="percentage" office:value="1" table:style-name="ce47">
            <text:p>100,0%</text:p>
          </table:table-cell>
          <table:table-cell office:value-type="float" office:value="158169" table:style-name="ce46">
            <text:p>158.169</text:p>
          </table:table-cell>
          <table:table-cell office:value-type="percentage" office:value="0.99414208584484065" table:style-name="ce47">
            <text:p>99,4%</text:p>
          </table:table-cell>
          <table:table-cell office:value-type="float" office:value="214397" table:style-name="ce46">
            <text:p>214.397</text:p>
          </table:table-cell>
          <table:table-cell office:value-type="percentage" office:value="0.98147351266228411" table:style-name="ce47">
            <text:p>98,1%</text:p>
          </table:table-cell>
          <table:table-cell office:value-type="float" office:value="278991" table:style-name="ce46">
            <text:p>278.991</text:p>
          </table:table-cell>
          <table:table-cell office:value-type="percentage" office:value="0.90735272117029508" table:style-name="ce47">
            <text:p>90,7%</text:p>
          </table:table-cell>
          <table:table-cell office:value-type="float" office:value="278623" table:style-name="ce46">
            <text:p>278.623</text:p>
          </table:table-cell>
          <table:table-cell office:value-type="percentage" office:value="0.84276704829025573" table:style-name="ce47">
            <text:p>84,3%</text:p>
          </table:table-cell>
          <table:table-cell office:value-type="float" office:value="198338" table:style-name="ce46">
            <text:p>198.338</text:p>
          </table:table-cell>
          <table:table-cell office:value-type="percentage" office:value="0.74590919176686055" table:style-name="ce47">
            <text:p>74,6%</text:p>
          </table:table-cell>
          <table:table-cell office:value-type="float" office:value="165898" table:style-name="ce46">
            <text:p>165.898</text:p>
          </table:table-cell>
          <table:table-cell office:value-type="percentage" office:value="0.76068944330067079" table:style-name="ce47">
            <text:p>76,1%</text:p>
          </table:table-cell>
          <table:table-cell office:value-type="float" office:value="146648" table:style-name="ce46">
            <text:p>146.648</text:p>
          </table:table-cell>
          <table:table-cell office:value-type="percentage" office:value="0.84294024325753569" table:style-name="ce47">
            <text:p>84,3%</text:p>
          </table:table-cell>
          <table:table-cell office:value-type="float" office:value="1578318" table:style-name="ce46">
            <text:p>1.578.318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7258511795769977" table:style-name="ce47">
            <text:p>87,3%</text:p>
          </table:table-cell>
          <table:table-cell office:value-type="percentage" office:value="0.77171024549425216" table:style-name="ce47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213" table:style-name="ce46">
            <text:p>454.213</text:p>
          </table:table-cell>
          <table:table-cell office:value-type="percentage" office:value="1" table:style-name="ce47">
            <text:p>100,0%</text:p>
          </table:table-cell>
          <table:table-cell office:value-type="float" office:value="616022" table:style-name="ce46">
            <text:p>616.022</text:p>
          </table:table-cell>
          <table:table-cell office:value-type="percentage" office:value="0.96966749148423093" table:style-name="ce47">
            <text:p>97,0%</text:p>
          </table:table-cell>
          <table:table-cell office:value-type="float" office:value="783762" table:style-name="ce46">
            <text:p>783.762</text:p>
          </table:table-cell>
          <table:table-cell office:value-type="percentage" office:value="0.93574137041777306" table:style-name="ce47">
            <text:p>93,6%</text:p>
          </table:table-cell>
          <table:table-cell office:value-type="float" office:value="1021729" table:style-name="ce46">
            <text:p>1.021.729</text:p>
          </table:table-cell>
          <table:table-cell office:value-type="percentage" office:value="0.93583780615142242" table:style-name="ce47">
            <text:p>93,6%</text:p>
          </table:table-cell>
          <table:table-cell office:value-type="float" office:value="1129679" table:style-name="ce46">
            <text:p>1.129.679</text:p>
          </table:table-cell>
          <table:table-cell office:value-type="percentage" office:value="0.85792649353904105" table:style-name="ce47">
            <text:p>85,8%</text:p>
          </table:table-cell>
          <table:table-cell office:value-type="float" office:value="784445" table:style-name="ce46">
            <text:p>784.445</text:p>
          </table:table-cell>
          <table:table-cell office:value-type="percentage" office:value="0.75091513728973858" table:style-name="ce47">
            <text:p>75,1%</text:p>
          </table:table-cell>
          <table:table-cell office:value-type="float" office:value="648285" table:style-name="ce46">
            <text:p>648.285</text:p>
          </table:table-cell>
          <table:table-cell office:value-type="percentage" office:value="0.77274759069534593" table:style-name="ce47">
            <text:p>77,3%</text:p>
          </table:table-cell>
          <table:table-cell office:value-type="float" office:value="541836" table:style-name="ce46">
            <text:p>541.836</text:p>
          </table:table-cell>
          <table:table-cell office:value-type="percentage" office:value="0.82576055449383234" table:style-name="ce47">
            <text:p>82,6%</text:p>
          </table:table-cell>
          <table:table-cell office:value-type="float" office:value="5979971" table:style-name="ce46">
            <text:p>5.979.971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065485792823905" table:style-name="ce47">
            <text:p>87,1%</text:p>
          </table:table-cell>
          <table:table-cell office:value-type="percentage" office:value="0.76858648419975173" table:style-name="ce47">
            <text:p>76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204" table:style-name="ce46">
            <text:p>293.204</text:p>
          </table:table-cell>
          <table:table-cell office:value-type="percentage" office:value="1" table:style-name="ce47">
            <text:p>100,0%</text:p>
          </table:table-cell>
          <table:table-cell office:value-type="float" office:value="432515" table:style-name="ce46">
            <text:p>432.515</text:p>
          </table:table-cell>
          <table:table-cell office:value-type="percentage" office:value="0.98778838994934481" table:style-name="ce47">
            <text:p>98,8%</text:p>
          </table:table-cell>
          <table:table-cell office:value-type="float" office:value="560637" table:style-name="ce46">
            <text:p>560.637</text:p>
          </table:table-cell>
          <table:table-cell office:value-type="percentage" office:value="0.96540376906228043" table:style-name="ce47">
            <text:p>96,5%</text:p>
          </table:table-cell>
          <table:table-cell office:value-type="float" office:value="711571" table:style-name="ce46">
            <text:p>711.571</text:p>
          </table:table-cell>
          <table:table-cell office:value-type="percentage" office:value="0.94581794787953222" table:style-name="ce47">
            <text:p>94,6%</text:p>
          </table:table-cell>
          <table:table-cell office:value-type="float" office:value="750634" table:style-name="ce46">
            <text:p>750.634</text:p>
          </table:table-cell>
          <table:table-cell office:value-type="percentage" office:value="0.88145206367398321" table:style-name="ce47">
            <text:p>88,1%</text:p>
          </table:table-cell>
          <table:table-cell office:value-type="float" office:value="509267" table:style-name="ce46">
            <text:p>509.267</text:p>
          </table:table-cell>
          <table:table-cell office:value-type="percentage" office:value="0.78498641251990342" table:style-name="ce47">
            <text:p>78,5%</text:p>
          </table:table-cell>
          <table:table-cell office:value-type="float" office:value="424282" table:style-name="ce46">
            <text:p>424.282</text:p>
          </table:table-cell>
          <table:table-cell office:value-type="percentage" office:value="0.8220512045508267" table:style-name="ce47">
            <text:p>82,2%</text:p>
          </table:table-cell>
          <table:table-cell office:value-type="float" office:value="372462" table:style-name="ce46">
            <text:p>372.462</text:p>
          </table:table-cell>
          <table:table-cell office:value-type="percentage" office:value="0.87734935729075147" table:style-name="ce47">
            <text:p>87,7%</text:p>
          </table:table-cell>
          <table:table-cell office:value-type="float" office:value="4054572" table:style-name="ce46">
            <text:p>4.054.572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333274738612968" table:style-name="ce47">
            <text:p>90,3%</text:p>
          </table:table-cell>
          <table:table-cell office:value-type="percentage" office:value="0.80171821108789521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95" table:style-name="ce46">
            <text:p>77.595</text:p>
          </table:table-cell>
          <table:table-cell office:value-type="percentage" office:value="1" table:style-name="ce47">
            <text:p>100,0%</text:p>
          </table:table-cell>
          <table:table-cell office:value-type="float" office:value="95643" table:style-name="ce46">
            <text:p>95.643</text:p>
          </table:table-cell>
          <table:table-cell office:value-type="percentage" office:value="1" table:style-name="ce47">
            <text:p>100,0%</text:p>
          </table:table-cell>
          <table:table-cell office:value-type="float" office:value="130454" table:style-name="ce46">
            <text:p>130.454</text:p>
          </table:table-cell>
          <table:table-cell office:value-type="percentage" office:value="1.0411582080975601" table:style-name="ce47">
            <text:p>104,1%</text:p>
          </table:table-cell>
          <table:table-cell office:value-type="float" office:value="160715" table:style-name="ce46">
            <text:p>160.715</text:p>
          </table:table-cell>
          <table:table-cell office:value-type="percentage" office:value="0.94976243381240544" table:style-name="ce47">
            <text:p>95,0%</text:p>
          </table:table-cell>
          <table:table-cell office:value-type="float" office:value="145061" table:style-name="ce46">
            <text:p>145.061</text:p>
          </table:table-cell>
          <table:table-cell office:value-type="percentage" office:value="0.90950756768279684" table:style-name="ce47">
            <text:p>91,0%</text:p>
          </table:table-cell>
          <table:table-cell office:value-type="float" office:value="111758" table:style-name="ce46">
            <text:p>111.758</text:p>
          </table:table-cell>
          <table:table-cell office:value-type="percentage" office:value="0.83727028221667832" table:style-name="ce47">
            <text:p>83,7%</text:p>
          </table:table-cell>
          <table:table-cell office:value-type="float" office:value="91863" table:style-name="ce46">
            <text:p>91.863</text:p>
          </table:table-cell>
          <table:table-cell office:value-type="percentage" office:value="0.81065125308859864" table:style-name="ce47">
            <text:p>81,1%</text:p>
          </table:table-cell>
          <table:table-cell office:value-type="float" office:value="76933" table:style-name="ce46">
            <text:p>76.933</text:p>
          </table:table-cell>
          <table:table-cell office:value-type="percentage" office:value="0.90776401179941002" table:style-name="ce47">
            <text:p>90,8%</text:p>
          </table:table-cell>
          <table:table-cell office:value-type="float" office:value="890022" table:style-name="ce46">
            <text:p>890.022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348800182917169" table:style-name="ce47">
            <text:p>93,3%</text:p>
          </table:table-cell>
          <table:table-cell office:value-type="percentage" office:value="0.83649706246410904" table:style-name="ce47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044" table:style-name="ce46">
            <text:p>241.044</text:p>
          </table:table-cell>
          <table:table-cell office:value-type="percentage" office:value="1" table:style-name="ce47">
            <text:p>100,0%</text:p>
          </table:table-cell>
          <table:table-cell office:value-type="float" office:value="290549" table:style-name="ce46">
            <text:p>290.549</text:p>
          </table:table-cell>
          <table:table-cell office:value-type="percentage" office:value="1" table:style-name="ce47">
            <text:p>100,0%</text:p>
          </table:table-cell>
          <table:table-cell office:value-type="float" office:value="345638" table:style-name="ce46">
            <text:p>345.638</text:p>
          </table:table-cell>
          <table:table-cell office:value-type="percentage" office:value="0.99628452095109343" table:style-name="ce47">
            <text:p>99,6%</text:p>
          </table:table-cell>
          <table:table-cell office:value-type="float" office:value="389848" table:style-name="ce46">
            <text:p>389.848</text:p>
          </table:table-cell>
          <table:table-cell office:value-type="percentage" office:value="0.96047934287452974" table:style-name="ce47">
            <text:p>96,0%</text:p>
          </table:table-cell>
          <table:table-cell office:value-type="float" office:value="406776" table:style-name="ce46">
            <text:p>406.776</text:p>
          </table:table-cell>
          <table:table-cell office:value-type="percentage" office:value="0.91777239796850785" table:style-name="ce47">
            <text:p>91,8%</text:p>
          </table:table-cell>
          <table:table-cell office:value-type="float" office:value="262154" table:style-name="ce46">
            <text:p>262.154</text:p>
          </table:table-cell>
          <table:table-cell office:value-type="percentage" office:value="0.81059837728194728" table:style-name="ce47">
            <text:p>81,1%</text:p>
          </table:table-cell>
          <table:table-cell office:value-type="float" office:value="196768" table:style-name="ce46">
            <text:p>196.768</text:p>
          </table:table-cell>
          <table:table-cell office:value-type="percentage" office:value="0.8518795918278993" table:style-name="ce47">
            <text:p>85,2%</text:p>
          </table:table-cell>
          <table:table-cell office:value-type="float" office:value="168416" table:style-name="ce46">
            <text:p>168.416</text:p>
          </table:table-cell>
          <table:table-cell office:value-type="percentage" office:value="0.93560805968656779" table:style-name="ce47">
            <text:p>93,6%</text:p>
          </table:table-cell>
          <table:table-cell office:value-type="float" office:value="2301193" table:style-name="ce46">
            <text:p>2.301.193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754158183937486" table:style-name="ce47">
            <text:p>93,8%</text:p>
          </table:table-cell>
          <table:table-cell office:value-type="percentage" office:value="0.85171989685467453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93" table:style-name="ce46">
            <text:p>23.193</text:p>
          </table:table-cell>
          <table:table-cell office:value-type="percentage" office:value="1" table:style-name="ce47">
            <text:p>100,0%</text:p>
          </table:table-cell>
          <table:table-cell office:value-type="float" office:value="28594" table:style-name="ce46">
            <text:p>28.594</text:p>
          </table:table-cell>
          <table:table-cell office:value-type="percentage" office:value="1" table:style-name="ce47">
            <text:p>100,0%</text:p>
          </table:table-cell>
          <table:table-cell office:value-type="float" office:value="37154" table:style-name="ce46">
            <text:p>37.154</text:p>
          </table:table-cell>
          <table:table-cell office:value-type="percentage" office:value="0.98504692719656395" table:style-name="ce47">
            <text:p>98,5%</text:p>
          </table:table-cell>
          <table:table-cell office:value-type="float" office:value="44875" table:style-name="ce46">
            <text:p>44.875</text:p>
          </table:table-cell>
          <table:table-cell office:value-type="percentage" office:value="0.94148623699227929" table:style-name="ce47">
            <text:p>94,1%</text:p>
          </table:table-cell>
          <table:table-cell office:value-type="float" office:value="47130" table:style-name="ce46">
            <text:p>47.130</text:p>
          </table:table-cell>
          <table:table-cell office:value-type="percentage" office:value="0.89013541843730526" table:style-name="ce47">
            <text:p>89,0%</text:p>
          </table:table-cell>
          <table:table-cell office:value-type="float" office:value="31026" table:style-name="ce46">
            <text:p>31.026</text:p>
          </table:table-cell>
          <table:table-cell office:value-type="percentage" office:value="0.78908415778631191" table:style-name="ce47">
            <text:p>78,9%</text:p>
          </table:table-cell>
          <table:table-cell office:value-type="float" office:value="24006" table:style-name="ce46">
            <text:p>24.006</text:p>
          </table:table-cell>
          <table:table-cell office:value-type="percentage" office:value="0.78816731236456761" table:style-name="ce47">
            <text:p>78,8%</text:p>
          </table:table-cell>
          <table:table-cell office:value-type="float" office:value="22026" table:style-name="ce46">
            <text:p>22.026</text:p>
          </table:table-cell>
          <table:table-cell office:value-type="percentage" office:value="0.86268212439291869" table:style-name="ce47">
            <text:p>86,3%</text:p>
          </table:table-cell>
          <table:table-cell office:value-type="float" office:value="258004" table:style-name="ce46">
            <text:p>258.004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856076346092896" table:style-name="ce47">
            <text:p>90,9%</text:p>
          </table:table-cell>
          <table:table-cell office:value-type="percentage" office:value="0.80647924129609838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938" table:style-name="ce46">
            <text:p>371.938</text:p>
          </table:table-cell>
          <table:table-cell office:value-type="percentage" office:value="1" table:style-name="ce47">
            <text:p>100,0%</text:p>
          </table:table-cell>
          <table:table-cell office:value-type="float" office:value="510314" table:style-name="ce46">
            <text:p>510.314</text:p>
          </table:table-cell>
          <table:table-cell office:value-type="percentage" office:value="0.97002933008415049" table:style-name="ce47">
            <text:p>97,0%</text:p>
          </table:table-cell>
          <table:table-cell office:value-type="float" office:value="675226" table:style-name="ce46">
            <text:p>675.226</text:p>
          </table:table-cell>
          <table:table-cell office:value-type="percentage" office:value="0.96005107184039196" table:style-name="ce47">
            <text:p>96,0%</text:p>
          </table:table-cell>
          <table:table-cell office:value-type="float" office:value="937156" table:style-name="ce46">
            <text:p>937.156</text:p>
          </table:table-cell>
          <table:table-cell office:value-type="percentage" office:value="0.96337621031617537" table:style-name="ce47">
            <text:p>96,3%</text:p>
          </table:table-cell>
          <table:table-cell office:value-type="float" office:value="1022019" table:style-name="ce46">
            <text:p>1.022.019</text:p>
          </table:table-cell>
          <table:table-cell office:value-type="percentage" office:value="0.87653895337019527" table:style-name="ce47">
            <text:p>87,7%</text:p>
          </table:table-cell>
          <table:table-cell office:value-type="float" office:value="737921" table:style-name="ce46">
            <text:p>737.921</text:p>
          </table:table-cell>
          <table:table-cell office:value-type="percentage" office:value="0.77705340971315451" table:style-name="ce47">
            <text:p>77,7%</text:p>
          </table:table-cell>
          <table:table-cell office:value-type="float" office:value="591181" table:style-name="ce46">
            <text:p>591.181</text:p>
          </table:table-cell>
          <table:table-cell office:value-type="percentage" office:value="0.79623017610020541" table:style-name="ce47">
            <text:p>79,6%</text:p>
          </table:table-cell>
          <table:table-cell office:value-type="float" office:value="453133" table:style-name="ce46">
            <text:p>453.133</text:p>
          </table:table-cell>
          <table:table-cell office:value-type="percentage" office:value="0.81860635687987537" table:style-name="ce47">
            <text:p>81,9%</text:p>
          </table:table-cell>
          <table:table-cell office:value-type="float" office:value="5298888" table:style-name="ce46">
            <text:p>5.298.88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640746799439341" table:style-name="ce47">
            <text:p>88,6%</text:p>
          </table:table-cell>
          <table:table-cell office:value-type="percentage" office:value="0.78155981337744818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326" table:style-name="ce46">
            <text:p>73.326</text:p>
          </table:table-cell>
          <table:table-cell office:value-type="percentage" office:value="1" table:style-name="ce47">
            <text:p>100,0%</text:p>
          </table:table-cell>
          <table:table-cell office:value-type="float" office:value="102824" table:style-name="ce46">
            <text:p>102.824</text:p>
          </table:table-cell>
          <table:table-cell office:value-type="percentage" office:value="0.99927112994295375" table:style-name="ce47">
            <text:p>99,9%</text:p>
          </table:table-cell>
          <table:table-cell office:value-type="float" office:value="145539" table:style-name="ce46">
            <text:p>145.539</text:p>
          </table:table-cell>
          <table:table-cell office:value-type="percentage" office:value="0.99067449917976436" table:style-name="ce47">
            <text:p>99,1%</text:p>
          </table:table-cell>
          <table:table-cell office:value-type="float" office:value="206483" table:style-name="ce46">
            <text:p>206.483</text:p>
          </table:table-cell>
          <table:table-cell office:value-type="percentage" office:value="0.96824004951795029" table:style-name="ce47">
            <text:p>96,8%</text:p>
          </table:table-cell>
          <table:table-cell office:value-type="float" office:value="230508" table:style-name="ce46">
            <text:p>230.508</text:p>
          </table:table-cell>
          <table:table-cell office:value-type="percentage" office:value="0.90695121519375821" table:style-name="ce47">
            <text:p>90,7%</text:p>
          </table:table-cell>
          <table:table-cell office:value-type="float" office:value="166900" table:style-name="ce46">
            <text:p>166.900</text:p>
          </table:table-cell>
          <table:table-cell office:value-type="percentage" office:value="0.79855313081630408" table:style-name="ce47">
            <text:p>79,9%</text:p>
          </table:table-cell>
          <table:table-cell office:value-type="float" office:value="140984" table:style-name="ce46">
            <text:p>140.984</text:p>
          </table:table-cell>
          <table:table-cell office:value-type="percentage" office:value="0.81849426408434356" table:style-name="ce47">
            <text:p>81,8%</text:p>
          </table:table-cell>
          <table:table-cell office:value-type="float" office:value="121045" table:style-name="ce46">
            <text:p>121.045</text:p>
          </table:table-cell>
          <table:table-cell office:value-type="percentage" office:value="0.85306637349007008" table:style-name="ce47">
            <text:p>85,3%</text:p>
          </table:table-cell>
          <table:table-cell office:value-type="float" office:value="1187609" table:style-name="ce46">
            <text:p>1.187.609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64769562267152" table:style-name="ce47">
            <text:p>90,6%</text:p>
          </table:table-cell>
          <table:table-cell office:value-type="percentage" office:value="0.78584497214559323" table:style-name="ce47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78" table:style-name="ce46">
            <text:p>42.178</text:p>
          </table:table-cell>
          <table:table-cell office:value-type="percentage" office:value="1" table:style-name="ce47">
            <text:p>100,0%</text:p>
          </table:table-cell>
          <table:table-cell office:value-type="float" office:value="55816" table:style-name="ce46">
            <text:p>55.816</text:p>
          </table:table-cell>
          <table:table-cell office:value-type="percentage" office:value="1" table:style-name="ce47">
            <text:p>100,0%</text:p>
          </table:table-cell>
          <table:table-cell office:value-type="float" office:value="70503" table:style-name="ce46">
            <text:p>70.503</text:p>
          </table:table-cell>
          <table:table-cell office:value-type="percentage" office:value="0.95475597204918472" table:style-name="ce47">
            <text:p>95,5%</text:p>
          </table:table-cell>
          <table:table-cell office:value-type="float" office:value="91577" table:style-name="ce46">
            <text:p>91.577</text:p>
          </table:table-cell>
          <table:table-cell office:value-type="percentage" office:value="0.9470804806916665" table:style-name="ce47">
            <text:p>94,7%</text:p>
          </table:table-cell>
          <table:table-cell office:value-type="float" office:value="95215" table:style-name="ce46">
            <text:p>95.215</text:p>
          </table:table-cell>
          <table:table-cell office:value-type="percentage" office:value="0.88160404436954876" table:style-name="ce47">
            <text:p>88,2%</text:p>
          </table:table-cell>
          <table:table-cell office:value-type="float" office:value="64247" table:style-name="ce46">
            <text:p>64.247</text:p>
          </table:table-cell>
          <table:table-cell office:value-type="percentage" office:value="0.78984767829261993" table:style-name="ce47">
            <text:p>79,0%</text:p>
          </table:table-cell>
          <table:table-cell office:value-type="float" office:value="57430" table:style-name="ce46">
            <text:p>57.430</text:p>
          </table:table-cell>
          <table:table-cell office:value-type="percentage" office:value="0.84298442614528746" table:style-name="ce47">
            <text:p>84,3%</text:p>
          </table:table-cell>
          <table:table-cell office:value-type="float" office:value="50176" table:style-name="ce46">
            <text:p>50.176</text:p>
          </table:table-cell>
          <table:table-cell office:value-type="percentage" office:value="0.88983471660637015" table:style-name="ce47">
            <text:p>89,0%</text:p>
          </table:table-cell>
          <table:table-cell office:value-type="float" office:value="527142" table:style-name="ce46">
            <text:p>527.142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674872796953321" table:style-name="ce47">
            <text:p>90,7%</text:p>
          </table:table-cell>
          <table:table-cell office:value-type="percentage" office:value="0.79725407102573065" table:style-name="ce47">
            <text:p>79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070" table:style-name="ce46">
            <text:p>162.070</text:p>
          </table:table-cell>
          <table:table-cell office:value-type="percentage" office:value="1.0260842038619817" table:style-name="ce47">
            <text:p>102,6%</text:p>
          </table:table-cell>
          <table:table-cell office:value-type="float" office:value="212283" table:style-name="ce46">
            <text:p>212.283</text:p>
          </table:table-cell>
          <table:table-cell office:value-type="percentage" office:value="0.99625494530249059" table:style-name="ce47">
            <text:p>99,6%</text:p>
          </table:table-cell>
          <table:table-cell office:value-type="float" office:value="269621" table:style-name="ce46">
            <text:p>269.621</text:p>
          </table:table-cell>
          <table:table-cell office:value-type="percentage" office:value="0.96252307055215824" table:style-name="ce47">
            <text:p>96,3%</text:p>
          </table:table-cell>
          <table:table-cell office:value-type="float" office:value="320749" table:style-name="ce46">
            <text:p>320.749</text:p>
          </table:table-cell>
          <table:table-cell office:value-type="percentage" office:value="0.94344323292458021" table:style-name="ce47">
            <text:p>94,3%</text:p>
          </table:table-cell>
          <table:table-cell office:value-type="float" office:value="318945" table:style-name="ce46">
            <text:p>318.945</text:p>
          </table:table-cell>
          <table:table-cell office:value-type="percentage" office:value="0.88073994913471021" table:style-name="ce47">
            <text:p>88,1%</text:p>
          </table:table-cell>
          <table:table-cell office:value-type="float" office:value="202485" table:style-name="ce46">
            <text:p>202.485</text:p>
          </table:table-cell>
          <table:table-cell office:value-type="percentage" office:value="0.77716538153011216" table:style-name="ce47">
            <text:p>77,7%</text:p>
          </table:table-cell>
          <table:table-cell office:value-type="float" office:value="165353" table:style-name="ce46">
            <text:p>165.353</text:p>
          </table:table-cell>
          <table:table-cell office:value-type="percentage" office:value="0.82047197991405918" table:style-name="ce47">
            <text:p>82,0%</text:p>
          </table:table-cell>
          <table:table-cell office:value-type="float" office:value="149200" table:style-name="ce46">
            <text:p>149.200</text:p>
          </table:table-cell>
          <table:table-cell office:value-type="percentage" office:value="0.88490326560146138" table:style-name="ce47">
            <text:p>88,5%</text:p>
          </table:table-cell>
          <table:table-cell office:value-type="float" office:value="1800706" table:style-name="ce46">
            <text:p>1.800.706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763998764077392" table:style-name="ce47">
            <text:p>90,8%</text:p>
          </table:table-cell>
          <table:table-cell office:value-type="percentage" office:value="0.81094472245940563" table:style-name="ce47">
            <text:p>81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9" table:style-name="ce46">
            <text:p>2.379</text:p>
          </table:table-cell>
          <table:table-cell office:value-type="percentage" office:value="0.9132437619961612" table:style-name="ce47">
            <text:p>91,3%</text:p>
          </table:table-cell>
          <table:table-cell office:value-type="float" office:value="3854" table:style-name="ce46">
            <text:p>3.854</text:p>
          </table:table-cell>
          <table:table-cell office:value-type="percentage" office:value="0.89254284390921723" table:style-name="ce47">
            <text:p>89,3%</text:p>
          </table:table-cell>
          <table:table-cell office:value-type="float" office:value="7508" table:style-name="ce46">
            <text:p>7.508</text:p>
          </table:table-cell>
          <table:table-cell office:value-type="percentage" office:value="0.95558101056382838" table:style-name="ce47">
            <text:p>95,6%</text:p>
          </table:table-cell>
          <table:table-cell office:value-type="float" office:value="10481" table:style-name="ce46">
            <text:p>10.481</text:p>
          </table:table-cell>
          <table:table-cell office:value-type="percentage" office:value="0.90697473174108689" table:style-name="ce47">
            <text:p>90,7%</text:p>
          </table:table-cell>
          <table:table-cell office:value-type="float" office:value="11002" table:style-name="ce46">
            <text:p>11.002</text:p>
          </table:table-cell>
          <table:table-cell office:value-type="percentage" office:value="0.87027369087169748" table:style-name="ce47">
            <text:p>87,0%</text:p>
          </table:table-cell>
          <table:table-cell office:value-type="float" office:value="9036" table:style-name="ce46">
            <text:p>9.036</text:p>
          </table:table-cell>
          <table:table-cell office:value-type="percentage" office:value="0.75971077854380364" table:style-name="ce47">
            <text:p>76,0%</text:p>
          </table:table-cell>
          <table:table-cell office:value-type="float" office:value="8753" table:style-name="ce46">
            <text:p>8.753</text:p>
          </table:table-cell>
          <table:table-cell office:value-type="percentage" office:value="0.79812163764019328" table:style-name="ce47">
            <text:p>79,8%</text:p>
          </table:table-cell>
          <table:table-cell office:value-type="float" office:value="8109" table:style-name="ce46">
            <text:p>8.109</text:p>
          </table:table-cell>
          <table:table-cell office:value-type="percentage" office:value="0.88856015779092701" table:style-name="ce47">
            <text:p>88,9%</text:p>
          </table:table-cell>
          <table:table-cell office:value-type="float" office:value="61122" table:style-name="ce46">
            <text:p>61.122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6129782287042911" table:style-name="ce47">
            <text:p>86,1%</text:p>
          </table:table-cell>
          <table:table-cell office:value-type="percentage" office:value="0.72589724709626846" table:style-name="ce47">
            <text:p>72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41" table:style-name="ce46">
            <text:p>2.041</text:p>
          </table:table-cell>
          <table:table-cell office:value-type="percentage" office:value="0.86888037462750112" table:style-name="ce47">
            <text:p>86,9%</text:p>
          </table:table-cell>
          <table:table-cell office:value-type="float" office:value="3355" table:style-name="ce46">
            <text:p>3.355</text:p>
          </table:table-cell>
          <table:table-cell office:value-type="percentage" office:value="0.89514407684098185" table:style-name="ce47">
            <text:p>89,5%</text:p>
          </table:table-cell>
          <table:table-cell office:value-type="float" office:value="7267" table:style-name="ce46">
            <text:p>7.267</text:p>
          </table:table-cell>
          <table:table-cell office:value-type="percentage" office:value="0.9284527916187556" table:style-name="ce47">
            <text:p>92,8%</text:p>
          </table:table-cell>
          <table:table-cell office:value-type="float" office:value="9847" table:style-name="ce46">
            <text:p>9.847</text:p>
          </table:table-cell>
          <table:table-cell office:value-type="percentage" office:value="0.87149305248252062" table:style-name="ce47">
            <text:p>87,1%</text:p>
          </table:table-cell>
          <table:table-cell office:value-type="float" office:value="10294" table:style-name="ce46">
            <text:p>10.294</text:p>
          </table:table-cell>
          <table:table-cell office:value-type="percentage" office:value="0.85769038493584404" table:style-name="ce47">
            <text:p>85,8%</text:p>
          </table:table-cell>
          <table:table-cell office:value-type="float" office:value="8765" table:style-name="ce46">
            <text:p>8.765</text:p>
          </table:table-cell>
          <table:table-cell office:value-type="percentage" office:value="0.72240995631748128" table:style-name="ce47">
            <text:p>72,2%</text:p>
          </table:table-cell>
          <table:table-cell office:value-type="float" office:value="8702" table:style-name="ce46">
            <text:p>8.702</text:p>
          </table:table-cell>
          <table:table-cell office:value-type="percentage" office:value="0.72546894539391416" table:style-name="ce47">
            <text:p>72,5%</text:p>
          </table:table-cell>
          <table:table-cell office:value-type="float" office:value="8019" table:style-name="ce46">
            <text:p>8.019</text:p>
          </table:table-cell>
          <table:table-cell office:value-type="percentage" office:value="0.83758094840192188" table:style-name="ce47">
            <text:p>83,8%</text:p>
          </table:table-cell>
          <table:table-cell office:value-type="float" office:value="58290" table:style-name="ce46">
            <text:p>58.290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2183089655561348" table:style-name="ce47">
            <text:p>82,2%</text:p>
          </table:table-cell>
          <table:table-cell office:value-type="percentage" office:value="0.66941522348293447" table:style-name="ce47">
            <text:p>66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58" table:style-name="ce46">
            <text:p>3.558</text:p>
          </table:table-cell>
          <table:table-cell office:value-type="string" table:style-name="ce47">
            <text:p>-</text:p>
          </table:table-cell>
          <table:table-cell office:value-type="float" office:value="9386" table:style-name="ce46">
            <text:p>9.386</text:p>
          </table:table-cell>
          <table:table-cell office:value-type="string" table:style-name="ce47">
            <text:p>-</text:p>
          </table:table-cell>
          <table:table-cell office:value-type="float" office:value="21883" table:style-name="ce46">
            <text:p>21.883</text:p>
          </table:table-cell>
          <table:table-cell office:value-type="string" table:style-name="ce47">
            <text:p>-</text:p>
          </table:table-cell>
          <table:table-cell office:value-type="float" office:value="31585" table:style-name="ce46">
            <text:p>31.585</text:p>
          </table:table-cell>
          <table:table-cell office:value-type="string" table:style-name="ce47">
            <text:p>-</text:p>
          </table:table-cell>
          <table:table-cell office:value-type="float" office:value="23603" table:style-name="ce46">
            <text:p>23.603</text:p>
          </table:table-cell>
          <table:table-cell office:value-type="string" table:style-name="ce47">
            <text:p>-</text:p>
          </table:table-cell>
          <table:table-cell office:value-type="float" office:value="1232" table:style-name="ce46">
            <text:p>1.232</text:p>
          </table:table-cell>
          <table:table-cell office:value-type="string" table:style-name="ce47">
            <text:p>-</text:p>
          </table:table-cell>
          <table:table-cell office:value-type="float" office:value="91287" table:style-name="ce46">
            <text:p>91.28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6" table:style-name="ce49">
            <text:p>46</text:p>
          </table:table-cell>
          <table:table-cell office:value-type="string" table:style-name="ce50">
            <text:p>-</text:p>
          </table:table-cell>
          <table:table-cell office:value-type="float" office:value="278" table:style-name="ce49">
            <text:p>278</text:p>
          </table:table-cell>
          <table:table-cell office:value-type="string" table:style-name="ce50">
            <text:p>-</text:p>
          </table:table-cell>
          <table:table-cell office:value-type="float" office:value="860" table:style-name="ce49">
            <text:p>860</text:p>
          </table:table-cell>
          <table:table-cell office:value-type="string" table:style-name="ce50">
            <text:p>-</text:p>
          </table:table-cell>
          <table:table-cell office:value-type="float" office:value="1775" table:style-name="ce49">
            <text:p>1.775</text:p>
          </table:table-cell>
          <table:table-cell office:value-type="string" table:style-name="ce50">
            <text:p>-</text:p>
          </table:table-cell>
          <table:table-cell office:value-type="float" office:value="2169" table:style-name="ce49">
            <text:p>2.169</text:p>
          </table:table-cell>
          <table:table-cell office:value-type="string" table:style-name="ce50">
            <text:p>-</text:p>
          </table:table-cell>
          <table:table-cell office:value-type="float" office:value="1954" table:style-name="ce49">
            <text:p>1.954</text:p>
          </table:table-cell>
          <table:table-cell office:value-type="string" table:style-name="ce50">
            <text:p>-</text:p>
          </table:table-cell>
          <table:table-cell office:value-type="float" office:value="239" table:style-name="ce49">
            <text:p>239</text:p>
          </table:table-cell>
          <table:table-cell office:value-type="string" table:style-name="ce50">
            <text:p>-</text:p>
          </table:table-cell>
          <table:table-cell office:value-type="float" office:value="7351" table:style-name="ce49">
            <text:p>7.351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2524" table:style-name="ce53">
            <text:p>2.912.524</text:p>
          </table:table-cell>
          <table:table-cell office:value-type="percentage" office:value="1" table:style-name="ce54">
            <text:p>100,0%</text:p>
          </table:table-cell>
          <table:table-cell office:value-type="float" office:value="3930860" table:style-name="ce53">
            <text:p>3.930.860</text:p>
          </table:table-cell>
          <table:table-cell office:value-type="percentage" office:value="0.99263013425352487" table:style-name="ce54">
            <text:p>99,3%</text:p>
          </table:table-cell>
          <table:table-cell office:value-type="float" office:value="5203622" table:style-name="ce53">
            <text:p>5.203.622</text:p>
          </table:table-cell>
          <table:table-cell office:value-type="percentage" office:value="0.9750113640920175" table:style-name="ce54">
            <text:p>97,5%</text:p>
          </table:table-cell>
          <table:table-cell office:value-type="float" office:value="6648768" table:style-name="ce53">
            <text:p>6.648.768</text:p>
          </table:table-cell>
          <table:table-cell office:value-type="percentage" office:value="0.94532613823428124" table:style-name="ce54">
            <text:p>94,5%</text:p>
          </table:table-cell>
          <table:table-cell office:value-type="float" office:value="6949763" table:style-name="ce53">
            <text:p>6.949.763</text:p>
          </table:table-cell>
          <table:table-cell office:value-type="percentage" office:value="0.8806379381370667" table:style-name="ce54">
            <text:p>88,1%</text:p>
          </table:table-cell>
          <table:table-cell office:value-type="float" office:value="4886394" table:style-name="ce53">
            <text:p>4.886.394</text:p>
          </table:table-cell>
          <table:table-cell office:value-type="percentage" office:value="0.78428217243732068" table:style-name="ce54">
            <text:p>78,4%</text:p>
          </table:table-cell>
          <table:table-cell office:value-type="float" office:value="3982137" table:style-name="ce53">
            <text:p>3.982.137</text:p>
          </table:table-cell>
          <table:table-cell office:value-type="percentage" office:value="0.80534417065752006" table:style-name="ce54">
            <text:p>80,5%</text:p>
          </table:table-cell>
          <table:table-cell office:value-type="float" office:value="3351179" table:style-name="ce53">
            <text:p>3.351.179</text:p>
          </table:table-cell>
          <table:table-cell office:value-type="percentage" office:value="0.86177670297884679" table:style-name="ce54">
            <text:p>86,2%</text:p>
          </table:table-cell>
          <table:table-cell office:value-type="float" office:value="37865247" table:style-name="ce53">
            <text:p>37.865.247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898866393729493" table:style-name="ce54">
            <text:p>89,9%</text:p>
          </table:table-cell>
          <table:table-cell office:value-type="percentage" office:value="0.79798972809623103" table:style-name="ce54">
            <text:p>79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2">
        <table:table-column table:style-name="co4" table:number-columns-repeated="16384" table:default-cell-style-name="ce1"/>
        <table:table-row table:style-name="ro10">
          <table:table-cell table:number-columns-spanned="1" table:number-rows-spanned="2" table:style-name="ce67"/>
          <table:table-cell office:value-type="string" table:number-columns-spanned="2" table:number-rows-spanned="1" table:style-name="ce68">
            <text:p><text:s/>Mayores de 70 años</text:p>
          </table:table-cell>
          <table:covered-table-cell/>
          <table:table-cell office:value-type="string" table:number-columns-spanned="2" table:number-rows-spanned="1" table:style-name="ce69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1">
            <text:p>40-49 años</text:p>
          </table:table-cell>
          <table:covered-table-cell/>
          <table:table-cell office:value-type="string" table:number-columns-spanned="2" table:number-rows-spanned="1" table:style-name="ce72">
            <text:p><text:s/>Janssen</text:p>
          </table:table-cell>
          <table:covered-table-cell/>
          <table:table-cell table:number-columns-repeated="16373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table:number-columns-repeated="16373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38840" table:style-name="ce60">
            <text:p>938.840</text:p>
          </table:table-cell>
          <table:table-cell office:value-type="percentage" office:value="0.86806894326262773" table:style-name="ce61">
            <text:p>86,8%</text:p>
          </table:table-cell>
          <table:table-cell office:value-type="float" office:value="635496" table:style-name="ce60">
            <text:p>635.496</text:p>
          </table:table-cell>
          <table:table-cell office:value-type="percentage" office:value="0.68897791028594657" table:style-name="ce61">
            <text:p>68,9%</text:p>
          </table:table-cell>
          <table:table-cell office:value-type="float" office:value="141986" table:style-name="ce60">
            <text:p>141.986</text:p>
          </table:table-cell>
          <table:table-cell office:value-type="percentage" office:value="0.1171122871150585" table:style-name="ce61">
            <text:p>11,7%</text:p>
          </table:table-cell>
          <table:table-cell office:value-type="float" office:value="117388" table:style-name="ce60">
            <text:p>117.388</text:p>
          </table:table-cell>
          <table:table-cell office:value-type="percentage" office:value="9.3861967224911941E-2" table:style-name="ce61">
            <text:p>9,4%</text:p>
          </table:table-cell>
          <table:table-cell office:value-type="float" office:value="137870" table:style-name="ce60">
            <text:p>137.870</text:p>
          </table:table-cell>
          <table:table-cell office:value-type="percentage" office:value="0.43279402808907641" table:style-name="ce44">
            <text:p>43,3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193800" table:style-name="ce7">
            <text:p>193.800</text:p>
          </table:table-cell>
          <table:table-cell office:value-type="percentage" office:value="0.88367257605602978" table:style-name="ce47">
            <text:p>88,4%</text:p>
          </table:table-cell>
          <table:table-cell office:value-type="float" office:value="113165" table:style-name="ce7">
            <text:p>113.165</text:p>
          </table:table-cell>
          <table:table-cell office:value-type="percentage" office:value="0.73975656312101246" table:style-name="ce47">
            <text:p>74,0%</text:p>
          </table:table-cell>
          <table:table-cell office:value-type="float" office:value="28404" table:style-name="ce7">
            <text:p>28.404</text:p>
          </table:table-cell>
          <table:table-cell office:value-type="percentage" office:value="0.15373790296390916" table:style-name="ce47">
            <text:p>15,4%</text:p>
          </table:table-cell>
          <table:table-cell office:value-type="float" office:value="28192" table:style-name="ce7">
            <text:p>28.192</text:p>
          </table:table-cell>
          <table:table-cell office:value-type="percentage" office:value="0.15059829059829061" table:style-name="ce47">
            <text:p>15,1%</text:p>
          </table:table-cell>
          <table:table-cell office:value-type="float" office:value="28799" table:style-name="ce7">
            <text:p>28.799</text:p>
          </table:table-cell>
          <table:table-cell office:value-type="percentage" office:value="0.49062164602463415" table:style-name="ce47">
            <text:p>49,1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87482" table:style-name="ce7">
            <text:p>187.482</text:p>
          </table:table-cell>
          <table:table-cell office:value-type="percentage" office:value="0.92669279779351799" table:style-name="ce47">
            <text:p>92,7%</text:p>
          </table:table-cell>
          <table:table-cell office:value-type="float" office:value="129281" table:style-name="ce7">
            <text:p>129.281</text:p>
          </table:table-cell>
          <table:table-cell office:value-type="percentage" office:value="0.87707598371777473" table:style-name="ce47">
            <text:p>87,7%</text:p>
          </table:table-cell>
          <table:table-cell office:value-type="float" office:value="79799" table:style-name="ce7">
            <text:p>79.799</text:p>
          </table:table-cell>
          <table:table-cell office:value-type="percentage" office:value="0.52397305247675574" table:style-name="ce47">
            <text:p>52,4%</text:p>
          </table:table-cell>
          <table:table-cell office:value-type="float" office:value="27188" table:style-name="ce7">
            <text:p>27.188</text:p>
          </table:table-cell>
          <table:table-cell office:value-type="percentage" office:value="0.18081696173235259" table:style-name="ce47">
            <text:p>18,1%</text:p>
          </table:table-cell>
          <table:table-cell office:value-type="float" office:value="37788" table:style-name="ce7">
            <text:p>37.788</text:p>
          </table:table-cell>
          <table:table-cell office:value-type="percentage" office:value="0.83503856097938256" table:style-name="ce47">
            <text:p>83,5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08819" table:style-name="ce7">
            <text:p>108.819</text:p>
          </table:table-cell>
          <table:table-cell office:value-type="percentage" office:value="0.83436716479708017" table:style-name="ce47">
            <text:p>83,4%</text:p>
          </table:table-cell>
          <table:table-cell office:value-type="float" office:value="64436" table:style-name="ce7">
            <text:p>64.436</text:p>
          </table:table-cell>
          <table:table-cell office:value-type="percentage" office:value="0.58567000845293171" table:style-name="ce47">
            <text:p>58,6%</text:p>
          </table:table-cell>
          <table:table-cell office:value-type="float" office:value="32489" table:style-name="ce7">
            <text:p>32.489</text:p>
          </table:table-cell>
          <table:table-cell office:value-type="percentage" office:value="0.21621135993078894" table:style-name="ce47">
            <text:p>21,6%</text:p>
          </table:table-cell>
          <table:table-cell office:value-type="float" office:value="17648" table:style-name="ce7">
            <text:p>17.648</text:p>
          </table:table-cell>
          <table:table-cell office:value-type="percentage" office:value="0.10438094787458671" table:style-name="ce47">
            <text:p>10,4%</text:p>
          </table:table-cell>
          <table:table-cell office:value-type="float" office:value="22050" table:style-name="ce7">
            <text:p>22.050</text:p>
          </table:table-cell>
          <table:table-cell office:value-type="percentage" office:value="0.43324491600353671" table:style-name="ce47">
            <text:p>43,3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197789" table:style-name="ce7">
            <text:p>197.789</text:p>
          </table:table-cell>
          <table:table-cell office:value-type="percentage" office:value="0.81350459832518962" table:style-name="ce47">
            <text:p>81,4%</text:p>
          </table:table-cell>
          <table:table-cell office:value-type="float" office:value="134808" table:style-name="ce7">
            <text:p>134.808</text:p>
          </table:table-cell>
          <table:table-cell office:value-type="percentage" office:value="0.60763464754323726" table:style-name="ce47">
            <text:p>60,8%</text:p>
          </table:table-cell>
          <table:table-cell office:value-type="float" office:value="99184" table:style-name="ce7">
            <text:p>99.184</text:p>
          </table:table-cell>
          <table:table-cell office:value-type="percentage" office:value="0.30997712299826236" table:style-name="ce47">
            <text:p>31,0%</text:p>
          </table:table-cell>
          <table:table-cell office:value-type="float" office:value="53740" table:style-name="ce7">
            <text:p>53.740</text:p>
          </table:table-cell>
          <table:table-cell office:value-type="percentage" office:value="0.1697501129245727" table:style-name="ce47">
            <text:p>17,0%</text:p>
          </table:table-cell>
          <table:table-cell office:value-type="float" office:value="76749" table:style-name="ce7">
            <text:p>76.749</text:p>
          </table:table-cell>
          <table:table-cell office:value-type="percentage" office:value="0.57227114448263783" table:style-name="ce47">
            <text:p>57,2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88256" table:style-name="ce7">
            <text:p>88.256</text:p>
          </table:table-cell>
          <table:table-cell office:value-type="percentage" office:value="0.90000203952601421" table:style-name="ce47">
            <text:p>90,0%</text:p>
          </table:table-cell>
          <table:table-cell office:value-type="float" office:value="61390" table:style-name="ce7">
            <text:p>61.390</text:p>
          </table:table-cell>
          <table:table-cell office:value-type="percentage" office:value="0.8071153416336887" table:style-name="ce47">
            <text:p>80,7%</text:p>
          </table:table-cell>
          <table:table-cell office:value-type="float" office:value="13691" table:style-name="ce7">
            <text:p>13.691</text:p>
          </table:table-cell>
          <table:table-cell office:value-type="percentage" office:value="0.16284463686752146" table:style-name="ce47">
            <text:p>16,3%</text:p>
          </table:table-cell>
          <table:table-cell office:value-type="float" office:value="13373" table:style-name="ce7">
            <text:p>13.373</text:p>
          </table:table-cell>
          <table:table-cell office:value-type="percentage" office:value="0.15281507467632641" table:style-name="ce47">
            <text:p>15,3%</text:p>
          </table:table-cell>
          <table:table-cell office:value-type="float" office:value="16493" table:style-name="ce7">
            <text:p>16.493</text:p>
          </table:table-cell>
          <table:table-cell office:value-type="percentage" office:value="0.77815522528898329" table:style-name="ce47">
            <text:p>77,8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39273" table:style-name="ce7">
            <text:p>439.273</text:p>
          </table:table-cell>
          <table:table-cell office:value-type="percentage" office:value="0.91873515041997122" table:style-name="ce47">
            <text:p>91,9%</text:p>
          </table:table-cell>
          <table:table-cell office:value-type="float" office:value="272563" table:style-name="ce7">
            <text:p>272.563</text:p>
          </table:table-cell>
          <table:table-cell office:value-type="percentage" office:value="0.84807554684339903" table:style-name="ce47">
            <text:p>84,8%</text:p>
          </table:table-cell>
          <table:table-cell office:value-type="float" office:value="99486" table:style-name="ce7">
            <text:p>99.486</text:p>
          </table:table-cell>
          <table:table-cell office:value-type="percentage" office:value="0.28364196210922465" table:style-name="ce47">
            <text:p>28,4%</text:p>
          </table:table-cell>
          <table:table-cell office:value-type="float" office:value="64738" table:style-name="ce7">
            <text:p>64.738</text:p>
          </table:table-cell>
          <table:table-cell office:value-type="percentage" office:value="0.20303909423073907" table:style-name="ce47">
            <text:p>20,3%</text:p>
          </table:table-cell>
          <table:table-cell office:value-type="float" office:value="74210" table:style-name="ce7">
            <text:p>74.210</text:p>
          </table:table-cell>
          <table:table-cell office:value-type="percentage" office:value="0.7764501548505901" table:style-name="ce47">
            <text:p>77,6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64588" table:style-name="ce7">
            <text:p>264.588</text:p>
          </table:table-cell>
          <table:table-cell office:value-type="percentage" office:value="0.89562424049583145" table:style-name="ce47">
            <text:p>89,6%</text:p>
          </table:table-cell>
          <table:table-cell office:value-type="float" office:value="168882" table:style-name="ce7">
            <text:p>168.882</text:p>
          </table:table-cell>
          <table:table-cell office:value-type="percentage" office:value="0.78770691754082378" table:style-name="ce47">
            <text:p>78,8%</text:p>
          </table:table-cell>
          <table:table-cell office:value-type="float" office:value="80937" table:style-name="ce7">
            <text:p>80.937</text:p>
          </table:table-cell>
          <table:table-cell office:value-type="percentage" office:value="0.29010613245588568" table:style-name="ce47">
            <text:p>29,0%</text:p>
          </table:table-cell>
          <table:table-cell office:value-type="float" office:value="49507" table:style-name="ce7">
            <text:p>49.507</text:p>
          </table:table-cell>
          <table:table-cell office:value-type="percentage" office:value="0.1776845414771932" table:style-name="ce47">
            <text:p>17,8%</text:p>
          </table:table-cell>
          <table:table-cell office:value-type="float" office:value="58236" table:style-name="ce7">
            <text:p>58.236</text:p>
          </table:table-cell>
          <table:table-cell office:value-type="percentage" office:value="0.75362018764153993" table:style-name="ce47">
            <text:p>75,4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07345" table:style-name="ce7">
            <text:p>907.345</text:p>
          </table:table-cell>
          <table:table-cell office:value-type="percentage" office:value="0.84779978229080533" table:style-name="ce47">
            <text:p>84,8%</text:p>
          </table:table-cell>
          <table:table-cell office:value-type="float" office:value="568660" table:style-name="ce7">
            <text:p>568.660</text:p>
          </table:table-cell>
          <table:table-cell office:value-type="percentage" office:value="0.72555188947665239" table:style-name="ce47">
            <text:p>72,6%</text:p>
          </table:table-cell>
          <table:table-cell office:value-type="float" office:value="200796" table:style-name="ce7">
            <text:p>200.796</text:p>
          </table:table-cell>
          <table:table-cell office:value-type="percentage" office:value="0.19652569321219227" table:style-name="ce47">
            <text:p>19,7%</text:p>
          </table:table-cell>
          <table:table-cell office:value-type="float" office:value="160673" table:style-name="ce7">
            <text:p>160.673</text:p>
          </table:table-cell>
          <table:table-cell office:value-type="percentage" office:value="0.1422288986517409" table:style-name="ce47">
            <text:p>14,2%</text:p>
          </table:table-cell>
          <table:table-cell office:value-type="float" office:value="156081" table:style-name="ce7">
            <text:p>156.081</text:p>
          </table:table-cell>
          <table:table-cell office:value-type="percentage" office:value="0.44962234039488619" table:style-name="ce47">
            <text:p>45,0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49298" table:style-name="ce7">
            <text:p>649.298</text:p>
          </table:table-cell>
          <table:table-cell office:value-type="percentage" office:value="0.8946961565013456" table:style-name="ce47">
            <text:p>89,5%</text:p>
          </table:table-cell>
          <table:table-cell office:value-type="float" office:value="406867" table:style-name="ce7">
            <text:p>406.867</text:p>
          </table:table-cell>
          <table:table-cell office:value-type="percentage" office:value="0.72572270470910771" table:style-name="ce47">
            <text:p>72,6%</text:p>
          </table:table-cell>
          <table:table-cell office:value-type="float" office:value="147680" table:style-name="ce7">
            <text:p>147.680</text:p>
          </table:table-cell>
          <table:table-cell office:value-type="percentage" office:value="0.20754077948651645" table:style-name="ce47">
            <text:p>20,8%</text:p>
          </table:table-cell>
          <table:table-cell office:value-type="float" office:value="109101" table:style-name="ce7">
            <text:p>109.101</text:p>
          </table:table-cell>
          <table:table-cell office:value-type="percentage" office:value="0.14534513491262052" table:style-name="ce47">
            <text:p>14,5%</text:p>
          </table:table-cell>
          <table:table-cell office:value-type="float" office:value="151701" table:style-name="ce7">
            <text:p>151.701</text:p>
          </table:table-cell>
          <table:table-cell office:value-type="percentage" office:value="0.71914954134964093" table:style-name="ce47">
            <text:p>71,9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1165" table:style-name="ce7">
            <text:p>151.165</text:p>
          </table:table-cell>
          <table:table-cell office:value-type="percentage" office:value="0.87258569136101782" table:style-name="ce47">
            <text:p>87,3%</text:p>
          </table:table-cell>
          <table:table-cell office:value-type="float" office:value="108832" table:style-name="ce7">
            <text:p>108.832</text:p>
          </table:table-cell>
          <table:table-cell office:value-type="percentage" office:value="0.83425575298572674" table:style-name="ce47">
            <text:p>83,4%</text:p>
          </table:table-cell>
          <table:table-cell office:value-type="float" office:value="46396" table:style-name="ce7">
            <text:p>46.396</text:p>
          </table:table-cell>
          <table:table-cell office:value-type="percentage" office:value="0.28868493917804811" table:style-name="ce47">
            <text:p>28,9%</text:p>
          </table:table-cell>
          <table:table-cell office:value-type="float" office:value="25857" table:style-name="ce7">
            <text:p>25.857</text:p>
          </table:table-cell>
          <table:table-cell office:value-type="percentage" office:value="0.17824915035743583" table:style-name="ce47">
            <text:p>17,8%</text:p>
          </table:table-cell>
          <table:table-cell office:value-type="float" office:value="31953" table:style-name="ce7">
            <text:p>31.953</text:p>
          </table:table-cell>
          <table:table-cell office:value-type="percentage" office:value="0.80142964635063962" table:style-name="ce47">
            <text:p>80,1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494295" table:style-name="ce7">
            <text:p>494.295</text:p>
          </table:table-cell>
          <table:table-cell office:value-type="percentage" office:value="0.92983730034067413" table:style-name="ce47">
            <text:p>93,0%</text:p>
          </table:table-cell>
          <table:table-cell office:value-type="float" office:value="320114" table:style-name="ce7">
            <text:p>320.114</text:p>
          </table:table-cell>
          <table:table-cell office:value-type="percentage" office:value="0.92615395297970704" table:style-name="ce47">
            <text:p>92,6%</text:p>
          </table:table-cell>
          <table:table-cell office:value-type="float" office:value="340878" table:style-name="ce7">
            <text:p>340.878</text:p>
          </table:table-cell>
          <table:table-cell office:value-type="percentage" office:value="0.87438694055118915" table:style-name="ce47">
            <text:p>87,4%</text:p>
          </table:table-cell>
          <table:table-cell office:value-type="float" office:value="100312" table:style-name="ce7">
            <text:p>100.312</text:p>
          </table:table-cell>
          <table:table-cell office:value-type="percentage" office:value="0.24660255275630813" table:style-name="ce47">
            <text:p>24,7%</text:p>
          </table:table-cell>
          <table:table-cell office:value-type="float" office:value="106204" table:style-name="ce7">
            <text:p>106.204</text:p>
          </table:table-cell>
          <table:table-cell office:value-type="percentage" office:value="0.85788831716439007" table:style-name="ce47">
            <text:p>85,8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3561" table:style-name="ce7">
            <text:p>43.561</text:p>
          </table:table-cell>
          <table:table-cell office:value-type="percentage" office:value="0.84115704713538142" table:style-name="ce47">
            <text:p>84,1%</text:p>
          </table:table-cell>
          <table:table-cell office:value-type="float" office:value="30344" table:style-name="ce7">
            <text:p>30.344</text:p>
          </table:table-cell>
          <table:table-cell office:value-type="percentage" office:value="0.81670883350379497" table:style-name="ce47">
            <text:p>81,7%</text:p>
          </table:table-cell>
          <table:table-cell office:value-type="float" office:value="10886" table:style-name="ce7">
            <text:p>10.886</text:p>
          </table:table-cell>
          <table:table-cell office:value-type="percentage" office:value="0.24258495821727019" table:style-name="ce47">
            <text:p>24,3%</text:p>
          </table:table-cell>
          <table:table-cell office:value-type="float" office:value="8694" table:style-name="ce7">
            <text:p>8.694</text:p>
          </table:table-cell>
          <table:table-cell office:value-type="percentage" office:value="0.18446849140674729" table:style-name="ce47">
            <text:p>18,4%</text:p>
          </table:table-cell>
          <table:table-cell office:value-type="float" office:value="11315" table:style-name="ce7">
            <text:p>11.315</text:p>
          </table:table-cell>
          <table:table-cell office:value-type="percentage" office:value="0.80248226950354606" table:style-name="ce47">
            <text:p>80,2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34652" table:style-name="ce7">
            <text:p>734.652</text:p>
          </table:table-cell>
          <table:table-cell office:value-type="percentage" office:value="0.83270086097849594" table:style-name="ce47">
            <text:p>83,3%</text:p>
          </table:table-cell>
          <table:table-cell office:value-type="float" office:value="426372" table:style-name="ce7">
            <text:p>426.372</text:p>
          </table:table-cell>
          <table:table-cell office:value-type="percentage" office:value="0.63145080313850477" table:style-name="ce47">
            <text:p>63,1%</text:p>
          </table:table-cell>
          <table:table-cell office:value-type="float" office:value="265619" table:style-name="ce7">
            <text:p>265.619</text:p>
          </table:table-cell>
          <table:table-cell office:value-type="percentage" office:value="0.28343093359056548" table:style-name="ce47">
            <text:p>28,3%</text:p>
          </table:table-cell>
          <table:table-cell office:value-type="float" office:value="172255" table:style-name="ce7">
            <text:p>172.255</text:p>
          </table:table-cell>
          <table:table-cell office:value-type="percentage" office:value="0.16854383333382256" table:style-name="ce47">
            <text:p>16,9%</text:p>
          </table:table-cell>
          <table:table-cell office:value-type="float" office:value="146316" table:style-name="ce7">
            <text:p>146.316</text:p>
          </table:table-cell>
          <table:table-cell office:value-type="percentage" office:value="0.6127982510145874" table:style-name="ce47">
            <text:p>61,3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48301" table:style-name="ce7">
            <text:p>148.301</text:p>
          </table:table-cell>
          <table:table-cell office:value-type="percentage" office:value="0.84190178824865169" table:style-name="ce47">
            <text:p>84,2%</text:p>
          </table:table-cell>
          <table:table-cell office:value-type="float" office:value="96908" table:style-name="ce7">
            <text:p>96.908</text:p>
          </table:table-cell>
          <table:table-cell office:value-type="percentage" office:value="0.66585588742536361" table:style-name="ce47">
            <text:p>66,6%</text:p>
          </table:table-cell>
          <table:table-cell office:value-type="float" office:value="37167" table:style-name="ce7">
            <text:p>37.167</text:p>
          </table:table-cell>
          <table:table-cell office:value-type="percentage" office:value="0.18000029058082265" table:style-name="ce47">
            <text:p>18,0%</text:p>
          </table:table-cell>
          <table:table-cell office:value-type="float" office:value="34769" table:style-name="ce7">
            <text:p>34.769</text:p>
          </table:table-cell>
          <table:table-cell office:value-type="percentage" office:value="0.15083641348673366" table:style-name="ce47">
            <text:p>15,1%</text:p>
          </table:table-cell>
          <table:table-cell office:value-type="float" office:value="43377" table:style-name="ce7">
            <text:p>43.377</text:p>
          </table:table-cell>
          <table:table-cell office:value-type="percentage" office:value="0.65042735042735045" table:style-name="ce47">
            <text:p>65,0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0865" table:style-name="ce7">
            <text:p>90.865</text:p>
          </table:table-cell>
          <table:table-cell office:value-type="percentage" office:value="0.92725064799885704" table:style-name="ce47">
            <text:p>92,7%</text:p>
          </table:table-cell>
          <table:table-cell office:value-type="float" office:value="60963" table:style-name="ce7">
            <text:p>60.963</text:p>
          </table:table-cell>
          <table:table-cell office:value-type="percentage" office:value="0.86468660908046469" table:style-name="ce47">
            <text:p>86,5%</text:p>
          </table:table-cell>
          <table:table-cell office:value-type="float" office:value="21874" table:style-name="ce7">
            <text:p>21.874</text:p>
          </table:table-cell>
          <table:table-cell office:value-type="percentage" office:value="0.23885910217631065" table:style-name="ce47">
            <text:p>23,9%</text:p>
          </table:table-cell>
          <table:table-cell office:value-type="float" office:value="14625" table:style-name="ce7">
            <text:p>14.625</text:p>
          </table:table-cell>
          <table:table-cell office:value-type="percentage" office:value="0.15359974793887518" table:style-name="ce47">
            <text:p>15,4%</text:p>
          </table:table-cell>
          <table:table-cell office:value-type="float" office:value="18655" table:style-name="ce7">
            <text:p>18.655</text:p>
          </table:table-cell>
          <table:table-cell office:value-type="percentage" office:value="0.78349433011339775" table:style-name="ce47">
            <text:p>78,3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29098" table:style-name="ce7">
            <text:p>329.098</text:p>
          </table:table-cell>
          <table:table-cell office:value-type="percentage" office:value="0.8791114269152378" table:style-name="ce47">
            <text:p>87,9%</text:p>
          </table:table-cell>
          <table:table-cell office:value-type="float" office:value="204825" table:style-name="ce7">
            <text:p>204.825</text:p>
          </table:table-cell>
          <table:table-cell office:value-type="percentage" office:value="0.75967747319385359" table:style-name="ce47">
            <text:p>76,0%</text:p>
          </table:table-cell>
          <table:table-cell office:value-type="float" office:value="100344" table:style-name="ce7">
            <text:p>100.344</text:p>
          </table:table-cell>
          <table:table-cell office:value-type="percentage" office:value="0.31284275243258747" table:style-name="ce47">
            <text:p>31,3%</text:p>
          </table:table-cell>
          <table:table-cell office:value-type="float" office:value="38073" table:style-name="ce7">
            <text:p>38.073</text:p>
          </table:table-cell>
          <table:table-cell office:value-type="percentage" office:value="0.11937167850256314" table:style-name="ce47">
            <text:p>11,9%</text:p>
          </table:table-cell>
          <table:table-cell office:value-type="float" office:value="72074" table:style-name="ce7">
            <text:p>72.074</text:p>
          </table:table-cell>
          <table:table-cell office:value-type="percentage" office:value="0.72795402438162182" table:style-name="ce47">
            <text:p>72,8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4958" table:style-name="ce7">
            <text:p>4.958</text:p>
          </table:table-cell>
          <table:table-cell office:value-type="percentage" office:value="0.79544360660997915" table:style-name="ce47">
            <text:p>79,5%</text:p>
          </table:table-cell>
          <table:table-cell office:value-type="float" office:value="5421" table:style-name="ce7">
            <text:p>5.421</text:p>
          </table:table-cell>
          <table:table-cell office:value-type="percentage" office:value="0.72202983484283434" table:style-name="ce47">
            <text:p>72,2%</text:p>
          </table:table-cell>
          <table:table-cell office:value-type="float" office:value="2556" table:style-name="ce7">
            <text:p>2.556</text:p>
          </table:table-cell>
          <table:table-cell office:value-type="percentage" office:value="0.24386985974620742" table:style-name="ce47">
            <text:p>24,4%</text:p>
          </table:table-cell>
          <table:table-cell office:value-type="float" office:value="1420" table:style-name="ce7">
            <text:p>1.420</text:p>
          </table:table-cell>
          <table:table-cell office:value-type="percentage" office:value="0.12906744228322123" table:style-name="ce47">
            <text:p>12,9%</text:p>
          </table:table-cell>
          <table:table-cell office:value-type="float" office:value="1261" table:style-name="ce7">
            <text:p>1.261</text:p>
          </table:table-cell>
          <table:table-cell office:value-type="percentage" office:value="0.3398921832884097" table:style-name="ce47">
            <text:p>34,0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3887" table:style-name="ce7">
            <text:p>3.887</text:p>
          </table:table-cell>
          <table:table-cell office:value-type="percentage" office:value="0.72034840622683471" table:style-name="ce47">
            <text:p>72,0%</text:p>
          </table:table-cell>
          <table:table-cell office:value-type="float" office:value="4538" table:style-name="ce7">
            <text:p>4.538</text:p>
          </table:table-cell>
          <table:table-cell office:value-type="percentage" office:value="0.62446676757946884" table:style-name="ce47">
            <text:p>62,4%</text:p>
          </table:table-cell>
          <table:table-cell office:value-type="float" office:value="5049" table:style-name="ce7">
            <text:p>5.049</text:p>
          </table:table-cell>
          <table:table-cell office:value-type="percentage" office:value="0.51274499847669341" table:style-name="ce47">
            <text:p>51,3%</text:p>
          </table:table-cell>
          <table:table-cell office:value-type="float" office:value="2702" table:style-name="ce7">
            <text:p>2.702</text:p>
          </table:table-cell>
          <table:table-cell office:value-type="percentage" office:value="0.26248299980571205" table:style-name="ce47">
            <text:p>26,2%</text:p>
          </table:table-cell>
          <table:table-cell office:value-type="float" office:value="986" table:style-name="ce7">
            <text:p>986</text:p>
          </table:table-cell>
          <table:table-cell office:value-type="percentage" office:value="0.22008928571428571" table:style-name="ce47">
            <text:p>22,0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10" table:style-name="ce7">
            <text:p>10</text:p>
          </table:table-cell>
          <table:table-cell office:value-type="percentage" office:value="0.25" table:style-name="ce47">
            <text:p>25,0%</text:p>
          </table:table-cell>
          <table:table-cell office:value-type="float" office:value="1912" table:style-name="ce7">
            <text:p>1.912</text:p>
          </table:table-cell>
          <table:table-cell office:value-type="percentage" office:value="0.53738055087127601" table:style-name="ce47">
            <text:p>53,7%</text:p>
          </table:table-cell>
          <table:table-cell office:value-type="float" office:value="2932" table:style-name="ce7">
            <text:p>2.932</text:p>
          </table:table-cell>
          <table:table-cell office:value-type="percentage" office:value="0.31238014063498826" table:style-name="ce47">
            <text:p>31,2%</text:p>
          </table:table-cell>
          <table:table-cell office:value-type="float" office:value="7042" table:style-name="ce7">
            <text:p>7.042</text:p>
          </table:table-cell>
          <table:table-cell office:value-type="percentage" office:value="0.32180231229721701" table:style-name="ce47">
            <text:p>32,2%</text:p>
          </table:table-cell>
          <table:table-cell office:value-type="float" office:value="953" table:style-name="ce7">
            <text:p>953</text:p>
          </table:table-cell>
          <table:table-cell office:value-type="percentage" office:value="0.7527646129541864" table:style-name="ce47">
            <text:p>75,3%</text:p>
          </table:table-cell>
          <table:table-cell table:number-columns-repeated="16373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5" table:style-name="ce7">
            <text:p>5</text:p>
          </table:table-cell>
          <table:table-cell office:value-type="percentage" office:value="6.5789473684210523E-2" table:style-name="ce50">
            <text:p>6,6%</text:p>
          </table:table-cell>
          <table:table-cell office:value-type="float" office:value="8" table:style-name="ce7">
            <text:p>8</text:p>
          </table:table-cell>
          <table:table-cell office:value-type="percentage" office:value="2.8776978417266189E-2" table:style-name="ce50">
            <text:p>2,9%</text:p>
          </table:table-cell>
          <table:table-cell office:value-type="float" office:value="51" table:style-name="ce7">
            <text:p>51</text:p>
          </table:table-cell>
          <table:table-cell office:value-type="percentage" office:value="5.9302325581395351E-2" table:style-name="ce50">
            <text:p>5,9%</text:p>
          </table:table-cell>
          <table:table-cell office:value-type="float" office:value="59" table:style-name="ce7">
            <text:p>59</text:p>
          </table:table-cell>
          <table:table-cell office:value-type="percentage" office:value="3.3239436619718309E-2" table:style-name="ce50">
            <text:p>3,3%</text:p>
          </table:table-cell>
          <table:table-cell office:value-type="float" office:value="50" table:style-name="ce7">
            <text:p>50</text:p>
          </table:table-cell>
          <table:table-cell office:value-type="percentage" office:value="1.1425959780621572E-2" table:style-name="ce50">
            <text:p>1,1%</text:p>
          </table:table-cell>
          <table:table-cell table:number-columns-repeated="16373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5976287" table:style-name="ce65">
            <text:p>5.976.287</text:p>
          </table:table-cell>
          <table:table-cell office:value-type="percentage" office:value="0.87329411881607111" table:style-name="ce66">
            <text:p>87,33%</text:p>
          </table:table-cell>
          <table:table-cell office:value-type="float" office:value="3815785" table:style-name="ce65">
            <text:p>3.815.785</text:p>
          </table:table-cell>
          <table:table-cell office:value-type="percentage" office:value="0.73329404018969868" table:style-name="ce66">
            <text:p>73,33%</text:p>
          </table:table-cell>
          <table:table-cell office:value-type="float" office:value="1758204" table:style-name="ce65">
            <text:p>1.758.204</text:p>
          </table:table-cell>
          <table:table-cell office:value-type="percentage" office:value="0.26444057004244997" table:style-name="ce66">
            <text:p>26,44%</text:p>
          </table:table-cell>
          <table:table-cell office:value-type="float" office:value="1047356" table:style-name="ce65">
            <text:p>1.047.356</text:p>
          </table:table-cell>
          <table:table-cell office:value-type="percentage" office:value="0.15070384414547661" table:style-name="ce66">
            <text:p>15,07%</text:p>
          </table:table-cell>
          <table:table-cell office:value-type="float" office:value="1193121" table:style-name="ce65">
            <text:p>1.193.121</text:p>
          </table:table-cell>
          <table:table-cell office:value-type="percentage" office:value="0.60273187163365705" table:style-name="ce66">
            <text:p>60,27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89"/>
          <table:table-cell office:value-type="string" table:number-columns-spanned="1" table:number-rows-spanned="2" table:style-name="ce90">
            <text:p>Población a vacunar 5-11 años</text:p>
          </table:table-cell>
          <table:table-cell office:value-type="string" table:number-columns-spanned="1" table:number-rows-spanned="2" table:style-name="ce90">
            <text:p>Nº Personas con al menos 1 dosis</text:p>
          </table:table-cell>
          <table:table-cell office:value-type="string" table:number-columns-spanned="1" table:number-rows-spanned="2" table:style-name="ce90">
            <text:p>% Personas con al menos 1 dosis</text:p>
          </table:table-cell>
          <table:table-cell office:value-type="string" table:number-columns-spanned="1" table:number-rows-spanned="2" table:style-name="ce90">
            <text:p>Fecha de la última vacuna registrada<text:s/><text:span text:style-name="T3">(2)</text:span></text:p>
          </table:table-cell>
          <table:table-cell table:number-columns-repeated="16379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5">
          <table:table-cell office:value-type="string" table:style-name="ce73">
            <text:p>Andalucía</text:p>
          </table:table-cell>
          <table:table-cell office:value-type="float" office:value="638443" table:style-name="ce74">
            <text:p>638.443</text:p>
          </table:table-cell>
          <table:table-cell office:value-type="float" office:value="182459" table:style-name="ce74">
            <text:p>182.459</text:p>
          </table:table-cell>
          <table:table-cell office:value-type="percentage" office:value="0.28578745479236206" table:style-name="ce75">
            <text:p>28,58%</text:p>
          </table:table-cell>
          <table:table-cell office:value-type="date" office:date-value="2021-12-28T00:00:00" table:style-name="ce76">
            <text:p>28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Aragón</text:p>
          </table:table-cell>
          <table:table-cell office:value-type="float" office:value="90144" table:style-name="ce78">
            <text:p>90.144</text:p>
          </table:table-cell>
          <table:table-cell office:value-type="float" office:value="26255" table:style-name="ce78">
            <text:p>26.255</text:p>
          </table:table-cell>
          <table:table-cell office:value-type="percentage" office:value="0.29125621228257009" table:style-name="ce79">
            <text:p>29,13%</text:p>
          </table:table-cell>
          <table:table-cell office:value-type="date" office:date-value="2021-12-28T00:00:00" table:style-name="ce80">
            <text:p>28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Asturias<text:s/></text:p>
          </table:table-cell>
          <table:table-cell office:value-type="float" office:value="54615" table:style-name="ce78">
            <text:p>54.615</text:p>
          </table:table-cell>
          <table:table-cell office:value-type="float" office:value="19761" table:style-name="ce78">
            <text:p>19.761</text:p>
          </table:table-cell>
          <table:table-cell office:value-type="percentage" office:value="0.36182367481461136" table:style-name="ce79">
            <text:p>36,18%</text:p>
          </table:table-cell>
          <table:table-cell office:value-type="date" office:date-value="2021-12-28T00:00:00" table:style-name="ce80">
            <text:p>28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Baleares</text:p>
          </table:table-cell>
          <table:table-cell office:value-type="float" office:value="84217" table:style-name="ce78">
            <text:p>84.217</text:p>
          </table:table-cell>
          <table:table-cell office:value-type="float" office:value="10515" table:style-name="ce78">
            <text:p>10.515</text:p>
          </table:table-cell>
          <table:table-cell office:value-type="percentage" office:value="0.12485602669294799" table:style-name="ce79">
            <text:p>12,49%</text:p>
          </table:table-cell>
          <table:table-cell office:value-type="date" office:date-value="2021-12-28T00:00:00" table:style-name="ce80">
            <text:p>28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Canarias</text:p>
          </table:table-cell>
          <table:table-cell office:value-type="float" office:value="136910" table:style-name="ce78">
            <text:p>136.910</text:p>
          </table:table-cell>
          <table:table-cell office:value-type="float" office:value="35080" table:style-name="ce78">
            <text:p>35.080</text:p>
          </table:table-cell>
          <table:table-cell office:value-type="percentage" office:value="0.2562267182820831" table:style-name="ce79">
            <text:p>25,62%</text:p>
          </table:table-cell>
          <table:table-cell office:value-type="date" office:date-value="2021-12-28T00:00:00" table:style-name="ce80">
            <text:p>28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Cantabria</text:p>
          </table:table-cell>
          <table:table-cell office:value-type="float" office:value="38052" table:style-name="ce78">
            <text:p>38.052</text:p>
          </table:table-cell>
          <table:table-cell office:value-type="float" office:value="13376" table:style-name="ce78">
            <text:p>13.376</text:p>
          </table:table-cell>
          <table:table-cell office:value-type="percentage" office:value="0.35151897403553034" table:style-name="ce79">
            <text:p>35,15%</text:p>
          </table:table-cell>
          <table:table-cell office:value-type="date" office:date-value="2021-12-28T00:00:00" table:style-name="ce80">
            <text:p>28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Castilla y León</text:p>
          </table:table-cell>
          <table:table-cell office:value-type="float" office:value="138981" table:style-name="ce78">
            <text:p>138.981</text:p>
          </table:table-cell>
          <table:table-cell office:value-type="float" office:value="43412" table:style-name="ce78">
            <text:p>43.412</text:p>
          </table:table-cell>
          <table:table-cell office:value-type="percentage" office:value="0.31235924334981041" table:style-name="ce79">
            <text:p>31,24%</text:p>
          </table:table-cell>
          <table:table-cell office:value-type="date" office:date-value="2021-12-28T00:00:00" table:style-name="ce80">
            <text:p>28/12/2021</text:p>
          </table:table-cell>
          <table:table-cell table:number-columns-repeated="16379"/>
        </table:table-row>
        <table:table-row table:style-name="ro14">
          <table:table-cell office:value-type="string" table:style-name="ce77">
            <text:p>Castilla - La Mancha</text:p>
          </table:table-cell>
          <table:table-cell office:value-type="float" office:value="149968" table:style-name="ce78">
            <text:p>149.968</text:p>
          </table:table-cell>
          <table:table-cell office:value-type="float" office:value="44681" table:style-name="ce78">
            <text:p>44.681</text:p>
          </table:table-cell>
          <table:table-cell office:value-type="percentage" office:value="0.2979368932038835" table:style-name="ce79">
            <text:p>29,79%</text:p>
          </table:table-cell>
          <table:table-cell office:value-type="date" office:date-value="2021-12-28T00:00:00" table:style-name="ce80">
            <text:p>28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Cataluña</text:p>
          </table:table-cell>
          <table:table-cell office:value-type="float" office:value="571450" table:style-name="ce78">
            <text:p>571.450</text:p>
          </table:table-cell>
          <table:table-cell office:value-type="float" office:value="106240" table:style-name="ce78">
            <text:p>106.240</text:p>
          </table:table-cell>
          <table:table-cell office:value-type="percentage" office:value="0.18591302826144018" table:style-name="ce79">
            <text:p>18,59%</text:p>
          </table:table-cell>
          <table:table-cell office:value-type="date" office:date-value="2021-12-28T00:00:00" table:style-name="ce80">
            <text:p>28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C. Valenciana</text:p>
          </table:table-cell>
          <table:table-cell office:value-type="float" office:value="361203" table:style-name="ce78">
            <text:p>361.203</text:p>
          </table:table-cell>
          <table:table-cell office:value-type="float" office:value="104773" table:style-name="ce78">
            <text:p>104.773</text:p>
          </table:table-cell>
          <table:table-cell office:value-type="percentage" office:value="0.29006680453927569" table:style-name="ce79">
            <text:p>29,01%</text:p>
          </table:table-cell>
          <table:table-cell office:value-type="date" office:date-value="2021-12-28T00:00:00" table:style-name="ce80">
            <text:p>28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Extremadura</text:p>
          </table:table-cell>
          <table:table-cell office:value-type="float" office:value="69578" table:style-name="ce78">
            <text:p>69.578</text:p>
          </table:table-cell>
          <table:table-cell office:value-type="float" office:value="24647" table:style-name="ce78">
            <text:p>24.647</text:p>
          </table:table-cell>
          <table:table-cell office:value-type="percentage" office:value="0.35423553422058696" table:style-name="ce79">
            <text:p>35,42%</text:p>
          </table:table-cell>
          <table:table-cell office:value-type="date" office:date-value="2021-12-28T00:00:00" table:style-name="ce80">
            <text:p>28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Galicia*</text:p>
          </table:table-cell>
          <table:table-cell office:value-type="float" office:value="155893" table:style-name="ce78">
            <text:p>155.893</text:p>
          </table:table-cell>
          <table:table-cell office:value-type="float" office:value="55508" table:style-name="ce78">
            <text:p>55.508</text:p>
          </table:table-cell>
          <table:table-cell office:value-type="percentage" office:value="0.35606473671043598" table:style-name="ce79">
            <text:p>35,61%</text:p>
          </table:table-cell>
          <table:table-cell office:value-type="date" office:date-value="2021-12-28T00:00:00" table:style-name="ce80">
            <text:p>28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La Rioja</text:p>
          </table:table-cell>
          <table:table-cell office:value-type="float" office:value="22641" table:style-name="ce78">
            <text:p>22.641</text:p>
          </table:table-cell>
          <table:table-cell office:value-type="float" office:value="4683" table:style-name="ce78">
            <text:p>4.683</text:p>
          </table:table-cell>
          <table:table-cell office:value-type="percentage" office:value="0.2068371538359613" table:style-name="ce79">
            <text:p>20,68%</text:p>
          </table:table-cell>
          <table:table-cell office:value-type="date" office:date-value="2021-12-28T00:00:00" table:style-name="ce80">
            <text:p>28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Madrid</text:p>
          </table:table-cell>
          <table:table-cell office:value-type="float" office:value="495144" table:style-name="ce78">
            <text:p>495.144</text:p>
          </table:table-cell>
          <table:table-cell office:value-type="float" office:value="105189" table:style-name="ce78">
            <text:p>105.189</text:p>
          </table:table-cell>
          <table:table-cell office:value-type="percentage" office:value="0.21244122921816683" table:style-name="ce79">
            <text:p>21,24%</text:p>
          </table:table-cell>
          <table:table-cell office:value-type="date" office:date-value="2021-12-28T00:00:00" table:style-name="ce80">
            <text:p>28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Murcia<text:s text:c="2"/></text:p>
          </table:table-cell>
          <table:table-cell office:value-type="float" office:value="124444" table:style-name="ce78">
            <text:p>124.444</text:p>
          </table:table-cell>
          <table:table-cell office:value-type="float" office:value="27896" table:style-name="ce78">
            <text:p>27.896</text:p>
          </table:table-cell>
          <table:table-cell office:value-type="percentage" office:value="0.22416508630387966" table:style-name="ce79">
            <text:p>22,42%</text:p>
          </table:table-cell>
          <table:table-cell office:value-type="date" office:date-value="2021-12-28T00:00:00" table:style-name="ce80">
            <text:p>28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Navarra<text:s/></text:p>
          </table:table-cell>
          <table:table-cell office:value-type="float" office:value="50103" table:style-name="ce78">
            <text:p>50.103</text:p>
          </table:table-cell>
          <table:table-cell office:value-type="float" office:value="13154" table:style-name="ce78">
            <text:p>13.154</text:p>
          </table:table-cell>
          <table:table-cell office:value-type="percentage" office:value="0.2625391693112189" table:style-name="ce79">
            <text:p>26,25%</text:p>
          </table:table-cell>
          <table:table-cell office:value-type="date" office:date-value="2021-12-28T00:00:00" table:style-name="ce80">
            <text:p>28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País Vasco</text:p>
          </table:table-cell>
          <table:table-cell office:value-type="float" office:value="149328" table:style-name="ce78">
            <text:p>149.328</text:p>
          </table:table-cell>
          <table:table-cell office:value-type="float" office:value="41880" table:style-name="ce78">
            <text:p>41.880</text:p>
          </table:table-cell>
          <table:table-cell office:value-type="percentage" office:value="0.28045644487303117" table:style-name="ce79">
            <text:p>28,05%</text:p>
          </table:table-cell>
          <table:table-cell office:value-type="date" office:date-value="2021-12-28T00:00:00" table:style-name="ce80">
            <text:p>28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Ceuta</text:p>
          </table:table-cell>
          <table:table-cell office:value-type="float" office:value="8455" table:style-name="ce78">
            <text:p>8.455</text:p>
          </table:table-cell>
          <table:table-cell office:value-type="float" office:value="1847" table:style-name="ce78">
            <text:p>1.847</text:p>
          </table:table-cell>
          <table:table-cell office:value-type="percentage" office:value="0.21845062093435838" table:style-name="ce79">
            <text:p>21,85%</text:p>
          </table:table-cell>
          <table:table-cell office:value-type="date" office:date-value="2021-12-28T00:00:00" table:style-name="ce80">
            <text:p>28/12/2021</text:p>
          </table:table-cell>
          <table:table-cell table:number-columns-repeated="16379"/>
        </table:table-row>
        <table:table-row table:style-name="ro5">
          <table:table-cell office:value-type="string" table:style-name="ce77">
            <text:p>Melilla</text:p>
          </table:table-cell>
          <table:table-cell office:value-type="float" office:value="9707" table:style-name="ce78">
            <text:p>9.707</text:p>
          </table:table-cell>
          <table:table-cell office:value-type="float" office:value="2418" table:style-name="ce78">
            <text:p>2.418</text:p>
          </table:table-cell>
          <table:table-cell office:value-type="percentage" office:value="0.24909858864736789" table:style-name="ce79">
            <text:p>24,91%</text:p>
          </table:table-cell>
          <table:table-cell office:value-type="date" office:date-value="2021-12-28T00:00:00" table:style-name="ce80">
            <text:p>28/12/2021</text:p>
          </table:table-cell>
          <table:table-cell table:number-columns-repeated="16379"/>
        </table:table-row>
        <table:table-row table:style-name="ro14">
          <table:table-cell office:value-type="string" table:style-name="ce77">
            <text:p>Fuerzas Armadas*</text:p>
          </table:table-cell>
          <table:table-cell office:value-type="string" table:style-name="ce81">
            <text:p>-</text:p>
          </table:table-cell>
          <table:table-cell office:value-type="float" office:value="0" table:style-name="ce81">
            <text:p>0</text:p>
          </table:table-cell>
          <table:table-cell office:value-type="string" table:style-name="ce81">
            <text:p>-</text:p>
          </table:table-cell>
          <table:table-cell office:value-type="date" office:date-value="2021-12-28T00:00:00" table:style-name="ce80">
            <text:p>28/12/2021</text:p>
          </table:table-cell>
          <table:table-cell table:number-columns-repeated="16379"/>
        </table:table-row>
        <table:table-row table:style-name="ro5">
          <table:table-cell office:value-type="string" table:style-name="ce82">
            <text:p>Sanidad Exterior</text:p>
          </table:table-cell>
          <table:table-cell office:value-type="string" table:style-name="ce83">
            <text:p>-</text:p>
          </table:table-cell>
          <table:table-cell office:value-type="float" office:value="0" table:style-name="ce83">
            <text:p>0</text:p>
          </table:table-cell>
          <table:table-cell office:value-type="string" table:style-name="ce83">
            <text:p>-</text:p>
          </table:table-cell>
          <table:table-cell office:value-type="date" office:date-value="2021-12-28T00:00:00" table:style-name="ce84">
            <text:p>28/12/2021</text:p>
          </table:table-cell>
          <table:table-cell table:number-columns-repeated="16379"/>
        </table:table-row>
        <table:table-row table:style-name="ro5">
          <table:table-cell office:value-type="string" table:style-name="ce85">
            <text:p>Totales</text:p>
          </table:table-cell>
          <table:table-cell office:value-type="float" office:value="3349276" table:style-name="ce86">
            <text:p>3.349.276</text:p>
          </table:table-cell>
          <table:table-cell office:value-type="float" office:value="863774" table:style-name="ce86">
            <text:p>863.774</text:p>
          </table:table-cell>
          <table:table-cell office:value-type="percentage" office:value="0.2578987219924545" table:style-name="ce87">
            <text:p>25,79%</text:p>
          </table:table-cell>
          <table:table-cell table:style-name="ce88"/>
          <table:table-cell table:number-columns-repeated="16379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2-29T16:07:14Z</dc:date>
  </office:meta>
</office:document-meta>
</file>